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618in"/>
    </style:style>
    <style:style style:name="Table1.B" style:family="table-column">
      <style:table-column-properties style:column-width="3.4653in"/>
    </style:style>
    <style:style style:name="Table1.A1" style:family="table-cell">
      <style:table-cell-properties fo:padding="0in" fo:border="none" style:writing-mode="page"/>
    </style:style>
    <style:style style:name="Table1.A146" style:family="table-cell">
      <style:table-cell-properties fo:background-color="#afd095" fo:padding="0in" fo:border="none" style:writing-mode="page">
        <style:background-image/>
      </style:table-cell-properties>
    </style:style>
    <style:style style:name="P1" style:family="paragraph" style:parent-style-name="Table_20_Contents">
      <style:text-properties officeooo:paragraph-rsid="0003ad3c"/>
    </style:style>
    <style:style style:name="P2" style:family="paragraph" style:parent-style-name="Table_20_Contents">
      <style:text-properties officeooo:paragraph-rsid="0005248a"/>
    </style:style>
    <style:style style:name="P3" style:family="paragraph" style:parent-style-name="Table_20_Contents">
      <style:text-properties officeooo:paragraph-rsid="0005612b"/>
    </style:style>
    <style:style style:name="P4" style:family="paragraph" style:parent-style-name="Table_20_Contents">
      <style:text-properties officeooo:paragraph-rsid="00060cc5"/>
    </style:style>
    <style:style style:name="P5" style:family="paragraph" style:parent-style-name="Table_20_Contents">
      <style:text-properties officeooo:paragraph-rsid="0006e8c7"/>
    </style:style>
    <style:style style:name="P6" style:family="paragraph" style:parent-style-name="Table_20_Contents">
      <style:text-properties fo:font-weight="bold" officeooo:paragraph-rsid="0003ad3c" style:font-weight-asian="bold" style:font-weight-complex="bold"/>
    </style:style>
    <style:style style:name="P7" style:family="paragraph" style:parent-style-name="Table_20_Contents">
      <style:text-properties fo:color="#c9211e" loext:opacity="100%" fo:font-weight="bold" officeooo:paragraph-rsid="0008171a" style:font-weight-asian="bold" style:font-weight-complex="bold"/>
    </style:style>
    <style:style style:name="P8" style:family="paragraph" style:parent-style-name="Standard">
      <style:text-properties officeooo:paragraph-rsid="0015512a"/>
    </style:style>
    <style:style style:name="P9" style:family="paragraph" style:parent-style-name="Table_20_Contents">
      <style:text-properties fo:color="#c9211e" loext:opacity="100%" fo:language="el" fo:country="GR" fo:font-weight="bold" officeooo:rsid="0008171a" officeooo:paragraph-rsid="0008171a" style:font-weight-asian="bold" style:font-weight-complex="bold"/>
    </style:style>
    <style:style style:name="P10" style:family="paragraph" style:parent-style-name="Table_20_Contents">
      <style:text-properties officeooo:paragraph-rsid="00087b5a"/>
    </style:style>
    <style:style style:name="P11" style:family="paragraph" style:parent-style-name="Table_20_Contents">
      <style:text-properties officeooo:paragraph-rsid="0009cca1"/>
    </style:style>
    <style:style style:name="P12" style:family="paragraph" style:parent-style-name="Table_20_Contents">
      <style:text-properties officeooo:paragraph-rsid="0009d8ae"/>
    </style:style>
    <style:style style:name="P13" style:family="paragraph" style:parent-style-name="Table_20_Contents">
      <style:text-properties officeooo:paragraph-rsid="000bc360"/>
    </style:style>
    <style:style style:name="P14" style:family="paragraph" style:parent-style-name="Table_20_Contents">
      <style:text-properties officeooo:paragraph-rsid="000daaf9"/>
    </style:style>
    <style:style style:name="P15" style:family="paragraph" style:parent-style-name="Table_20_Contents">
      <style:text-properties officeooo:paragraph-rsid="000de21b"/>
    </style:style>
    <style:style style:name="P16" style:family="paragraph" style:parent-style-name="Table_20_Contents">
      <style:text-properties officeooo:paragraph-rsid="000fdbbf"/>
    </style:style>
    <style:style style:name="P17" style:family="paragraph" style:parent-style-name="Table_20_Contents">
      <style:text-properties officeooo:paragraph-rsid="001005cc"/>
    </style:style>
    <style:style style:name="P18" style:family="paragraph" style:parent-style-name="Table_20_Contents">
      <style:text-properties officeooo:paragraph-rsid="001087f2"/>
    </style:style>
    <style:style style:name="P19" style:family="paragraph" style:parent-style-name="Table_20_Contents">
      <style:text-properties officeooo:paragraph-rsid="00119e30"/>
    </style:style>
    <style:style style:name="P20" style:family="paragraph" style:parent-style-name="Table_20_Contents">
      <style:text-properties officeooo:paragraph-rsid="001303f3"/>
    </style:style>
    <style:style style:name="P21" style:family="paragraph" style:parent-style-name="Table_20_Contents">
      <style:text-properties officeooo:paragraph-rsid="001448ed"/>
    </style:style>
    <style:style style:name="P22" style:family="paragraph" style:parent-style-name="Table_20_Contents">
      <style:text-properties officeooo:paragraph-rsid="0015512a"/>
    </style:style>
    <style:style style:name="P23" style:family="paragraph" style:parent-style-name="Table_20_Contents">
      <style:text-properties officeooo:paragraph-rsid="00171c2f"/>
    </style:style>
    <style:style style:name="P24" style:family="paragraph" style:parent-style-name="Table_20_Contents">
      <style:text-properties officeooo:paragraph-rsid="00175b79"/>
    </style:style>
    <style:style style:name="P25" style:family="paragraph" style:parent-style-name="Table_20_Contents">
      <style:text-properties officeooo:paragraph-rsid="0018f3d0"/>
    </style:style>
    <style:style style:name="P26" style:family="paragraph" style:parent-style-name="Table_20_Contents">
      <style:text-properties officeooo:paragraph-rsid="001aa3cb"/>
    </style:style>
    <style:style style:name="P27" style:family="paragraph" style:parent-style-name="Table_20_Contents">
      <style:text-properties officeooo:paragraph-rsid="001b8ed4"/>
    </style:style>
    <style:style style:name="P28" style:family="paragraph" style:parent-style-name="Table_20_Contents">
      <style:text-properties officeooo:paragraph-rsid="001cb75e"/>
    </style:style>
    <style:style style:name="P29" style:family="paragraph" style:parent-style-name="Table_20_Contents">
      <style:text-properties officeooo:paragraph-rsid="001d51bb"/>
    </style:style>
    <style:style style:name="P30" style:family="paragraph" style:parent-style-name="Table_20_Contents">
      <style:text-properties officeooo:paragraph-rsid="001d99b7"/>
    </style:style>
    <style:style style:name="P31" style:family="paragraph" style:parent-style-name="Table_20_Contents">
      <style:text-properties officeooo:paragraph-rsid="001f97aa"/>
    </style:style>
    <style:style style:name="T1" style:family="text">
      <style:text-properties fo:language="el" fo:country="GR"/>
    </style:style>
    <style:style style:name="T2" style:family="text">
      <style:text-properties fo:language="el" fo:country="GR" officeooo:rsid="0008171a"/>
    </style:style>
    <style:style style:name="T3" style:family="text">
      <style:text-properties officeooo:rsid="00087b5a"/>
    </style:style>
    <style:style style:name="T4" style:family="text">
      <style:text-properties officeooo:rsid="0009cca1"/>
    </style:style>
    <style:style style:name="T5" style:family="text">
      <style:text-properties officeooo:rsid="0009d8ae"/>
    </style:style>
    <style:style style:name="T6" style:family="text">
      <style:text-properties officeooo:rsid="000bc360"/>
    </style:style>
    <style:style style:name="T7" style:family="text">
      <style:text-properties officeooo:rsid="000daaf9"/>
    </style:style>
    <style:style style:name="T8" style:family="text">
      <style:text-properties officeooo:rsid="000de21b"/>
    </style:style>
    <style:style style:name="T9" style:family="text">
      <style:text-properties officeooo:rsid="000fdbbf"/>
    </style:style>
    <style:style style:name="T10" style:family="text">
      <style:text-properties officeooo:rsid="001005cc"/>
    </style:style>
    <style:style style:name="T11" style:family="text">
      <style:text-properties officeooo:rsid="00119e30"/>
    </style:style>
    <style:style style:name="T12" style:family="text">
      <style:text-properties officeooo:rsid="001303f3"/>
    </style:style>
    <style:style style:name="T13" style:family="text">
      <style:text-properties officeooo:rsid="001448ed"/>
    </style:style>
    <style:style style:name="T14" style:family="text">
      <style:text-properties officeooo:rsid="0015512a"/>
    </style:style>
    <style:style style:name="T15" style:family="text">
      <style:text-properties officeooo:rsid="00171c2f"/>
    </style:style>
    <style:style style:name="T16" style:family="text">
      <style:text-properties officeooo:rsid="00175b79"/>
    </style:style>
    <style:style style:name="T17" style:family="text">
      <style:text-properties officeooo:rsid="0018f3d0"/>
    </style:style>
    <style:style style:name="T18" style:family="text">
      <style:text-properties officeooo:rsid="001aa3cb"/>
    </style:style>
    <style:style style:name="T19" style:family="text">
      <style:text-properties officeooo:rsid="001b8ed4"/>
    </style:style>
    <style:style style:name="T20" style:family="text">
      <style:text-properties officeooo:rsid="001cb75e"/>
    </style:style>
    <style:style style:name="T21" style:family="text">
      <style:text-properties officeooo:rsid="001d51bb"/>
    </style:style>
    <style:style style:name="T22" style:family="text">
      <style:text-properties officeooo:rsid="001d99b7"/>
    </style:style>
    <style:style style:name="T23" style:family="text">
      <style:text-properties officeooo:rsid="001f97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831095914688">
          <table:table-cell table:style-name="Table1.A1" office:value-type="string">
            <text:p text:style-name="P9">ΚΕΦΑΛΑΙΟΝ ΕΠΤΑ</text:p>
            <text:p text:style-name="P7"><text:span text:style-name="T2">Ο</text:span> <text:span text:style-name="T1">ΠΙΛ</text:span><text:span text:style-name="T2">Ο</text:span><text:span text:style-name="T1">Σ</text:span> ΝΕΜΗΤΗΣ</text:p>
          </table:table-cell>
          <table:table-cell table:style-name="Table1.A1" office:value-type="string">
            <text:p text:style-name="P6">CHAPTER SEVEN</text:p>
            <text:p text:style-name="P6">THE SORTING HAT</text:p>
          </table:table-cell>
        </table:table-row>
        <table:table-row table:style-name="TableLine2831095908704">
          <table:table-cell table:style-name="Table1.A1" office:value-type="string">
            <text:p text:style-name="P1">εὐθὺς δ’ ἇνέῳξέ τις τὴν θύραν.</text:p>
            <text:p text:style-name="P1">καί φαρμακὶς παρῆν μεγάλη τὸ ὕψος, μελανόθριξ δ’ οὖσα καὶ καλάϊνον φοροῦσα τρίβωνα.</text:p>
          </table:table-cell>
          <table:table-cell table:style-name="Table1.A1" office:value-type="string">
            <text:p text:style-name="P2">The door swung open at once. A tall, black-haired witch in emerald-green robes stood there. </text:p>
          </table:table-cell>
        </table:table-row>
        <table:table-row table:style-name="TableLine2831095876608">
          <table:table-cell table:style-name="Table1.A1" office:value-type="string">
            <text:p text:style-name="P3">τὴν δ’ ὄψιν παρεῖχεν εἷς τοσοῦτο δυσκινήτου ἀνθρώπου ἐοικυῖαν ὥστε μὴ ἀνηκουστεῖν ἄν μηδένα ἐκείνης μηδέποτε, ὡς τῷ γ’ Ἁρείῳ ἐδόκει.</text:p>
          </table:table-cell>
          <table:table-cell table:style-name="Table1.A1" office:value-type="string">
            <text:p text:style-name="P3">She had a very stern face and Harry's first thought was that this was not someone to cross.</text:p>
          </table:table-cell>
        </table:table-row>
        <table:table-row table:style-name="TableLine2831095884768">
          <table:table-cell table:style-name="Table1.A1" office:value-type="string">
            <text:p text:style-name="P3">’[δοὺ οἱ πρωτόπειροι, ὦ σοφιστὰ Μαγονωγαλέα, ἦ δ’ ὃς ὁ Ἁγριώδης.</text:p>
          </table:table-cell>
          <table:table-cell table:style-name="Table1.A1" office:value-type="string">
            <text:p text:style-name="P3">"The firs' years, Professor McGonagall," said Hagrid.</text:p>
          </table:table-cell>
        </table:table-row>
        <table:table-row table:style-name="TableLine2831095889936">
          <table:table-cell table:style-name="Table1.A1" office:value-type="string">
            <text:p text:style-name="P4">Καλῶς, ἔφη, ὦ Ἁγρίωδες. ἐγὼ δ’ ἐνθένδε ἡγήσομαι αὐτοῖς.</text:p>
          </table:table-cell>
          <table:table-cell table:style-name="Table1.A1" office:value-type="string">
            <text:p text:style-name="P4">"Thank you, Hagrid. I will take them from here."</text:p>
          </table:table-cell>
        </table:table-row>
        <table:table-row table:style-name="TableLine2831095881776">
          <table:table-cell table:style-name="Table1.A1" office:value-type="string">
            <text:p text:style-name="P4">ἐπὶ πλέον δ’ ἀνοιχθεισῶν τῶν θυρῶν, αὐλὴν τ’ ἦν ἰδεῖν τοσαύτην ὥστε ὅλην χωρεῖν τὴν τῶν Δουρσλείων οἰκίαν, καὶ τοίχους λιθίνους λάμπασι πεφωτισμένους καθάπερ τοὺς ἐν Γριγγώτου. οὐδ’ ᾔσθου ἂν τοῦ ὀρόφου ὑψηλοτέρου ὄντος ἢ ὥστ’ ὄμμασι τυχεῖν. κλῐμαξ δ’ ἦν καλὴ καὶ μαρμαρίνη πρόσθεν αὐτῶν ἐπὶ τὰ ἀνώγεα φέρουσα.</text:p>
          </table:table-cell>
          <table:table-cell table:style-name="Table1.A1" office:value-type="string">
            <text:p text:style-name="P4">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text:p>
          </table:table-cell>
        </table:table-row>
        <table:table-row table:style-name="TableLine2831095885856">
          <table:table-cell table:style-name="Table1.A1" office:value-type="string">
            <text:p text:style-name="P4">πάντες οὖν εἵποντο τῇ Μαγονωγαλέᾳ λιθόστρωτον ἔδαφος δια- βαίνοντες.</text:p>
          </table:table-cell>
          <table:table-cell table:style-name="Table1.A1" office:value-type="string">
            <text:p text:style-name="P4">They followed Professor McGonagall across the flagged stone floor. </text:p>
          </table:table-cell>
        </table:table-row>
        <table:table-row table:style-name="TableLine2831095897824">
          <table:table-cell table:style-name="Table1.A1" office:value-type="string">
            <text:p text:style-name="P4">καί ὁ μὲν ’Άρειος μυρίων ἤκουσε λαλούντων ἀπὸ θύρας ἐν δεξιᾷ - οἱ γὰρ ἕτεροι μαθηταὶ ἤδη παρῆσαν, ὡς ἐφαίνετο - ἐκείνη δέ ἡγήσατο τοῖς πρωτοπείροις εἷς δωμάτιον κενόν τι τῇ αὐλῇ προσκείμενον.</text:p>
          </table:table-cell>
          <table:table-cell table:style-name="Table1.A1" office:value-type="string">
            <text:p text:style-name="P4">Harry could hear the drone of hundreds of voices from a doorway to the right -the rest of the school must already be here -- but Professor McGonagall showed the first years into a small, empty chamber off the hall. </text:p>
          </table:table-cell>
        </table:table-row>
        <table:table-row table:style-name="TableLine2831095891840">
          <table:table-cell table:style-name="Table1.A1" office:value-type="string">
            <text:p text:style-name="P4">καὶ ἐκεῖσε συνῆλθον, πυκνότερον συμβεβυσ- μένοι ἢ τὸ ξύνηθες καὶ φοβερῶς πανταχόσε παπταίνοντες.</text:p>
          </table:table-cell>
          <table:table-cell table:style-name="Table1.A1" office:value-type="string">
            <text:p text:style-name="P4">They crowded in, standing rather closer together than they would usually have done, peering about nervously.</text:p>
          </table:table-cell>
        </table:table-row>
        <table:table-row table:style-name="TableLine2831095897008">
          <table:table-cell table:style-name="Table1.A1" office:value-type="string">
            <text:p text:style-name="P4">ἐκείνη δέ Χαίρετε, ἔφη, ὦ εἷς Ὓογοήτου ἀφικόμενοι.</text:p>
          </table:table-cell>
          <table:table-cell table:style-name="Table1.A1" office:value-type="string">
            <text:p text:style-name="P4">"Welcome to Hogwarts," said Professor McGonagall. </text:p>
          </table:table-cell>
        </table:table-row>
        <table:table-row table:style-name="TableLine2831095892112">
          <table:table-cell table:style-name="Table1.A1" office:value-type="string">
            <text:p text:style-name="P4">καί πρὶν ἑστιᾶσθαι ἐν τῇ αὐλῇ καθημένους - δι’ οὐ πολλοῦ γὰρ ἄρξεται ἡ θοίνη ἣν κατὰ νόμον ἄγομεν τῇ πρώτῃ τῆς περιόδου - νεμητέον πρότερον οἰκίας ὑμῖν.</text:p>
          </table:table-cell>
          <table:table-cell table:style-name="Table1.A1" office:value-type="string">
            <text:p text:style-name="P4">"The start-of-term banquet will begin shortly, but before you take your seats in the Great Hall, you will be sorted into your houses. </text:p>
          </table:table-cell>
        </table:table-row>
        <table:table-row table:style-name="TableLine2831095905984">
          <table:table-cell table:style-name="Table1.A1" office:value-type="string">
            <text:p text:style-name="P4">ἡ γάρ τοι νέμησίς ε’στι μέγα τι ὑμῖν, διότι ἐν ὅσῳ ἐνθάδε πάρεστε ἡ οἷκία ἀντὶ ἀναγκαίων τε καὶ οἰκείων ἔσται ὑμῖν.</text:p>
          </table:table-cell>
          <table:table-cell table:style-name="Table1.A1" office:value-type="string">
            <text:p text:style-name="P4">The Sorting is a very important ceremony because, while you are here, your house will be something like your family within Hogwarts. </text:p>
          </table:table-cell>
        </table:table-row>
        <table:table-row table:style-name="TableLine2831095896464">
          <table:table-cell table:style-name="Table1.A1" office:value-type="string">
            <text:p text:style-name="P4">καὶ γὰρ χρὴ ἕκαστον ὑμῶν φοιτᾶν τε μετὰ τῶν συνοίκων παρὰ τοὺς διδασκάλους, καί καθεύδειν ἐν τῷ τῆς οἰκίας κοιμητηρίῳ, καί σχολὴν ἄγειν ὁμοῦ ἐν τῷ κοινείῳ τῷ τῆς οἰκίας,</text:p>
          </table:table-cell>
          <table:table-cell table:style-name="Table1.A1" office:value-type="string">
            <text:p text:style-name="P4">You will have classes with the rest of your house, sleep in your house dormitory, and spend free time in your house common room.</text:p>
          </table:table-cell>
        </table:table-row>
        <table:table-row table:style-name="TableLine2831095906256">
          <table:table-cell table:style-name="Table1.A1" office:value-type="string">
            <text:p text:style-name="P5">αἱ δ’ οἰκίαι τέτταρες οὖσαι ὀνομάζονται ὧδέ Γρυφίνδωροι, Ὑφέλπυφοι, Ῥαφήγχλωροι, Σλυθήρινοι.</text:p>
          </table:table-cell>
          <table:table-cell table:style-name="Table1.A1" office:value-type="string">
            <text:p text:style-name="P5">"The four houses are called Gryffindor, Hufflepuff, Ravenclaw, and Slytherin.</text:p>
          </table:table-cell>
        </table:table-row>
        <table:table-row table:style-name="TableLine2831095906528">
          <table:table-cell table:style-name="Table1.A1" office:value-type="string">
            <text:p text:style-name="P5">καὶ ἑκάστη ἡ οἰκία μεγάλα δὴ τὸ πάλαι ἀπέδειξεν ε”ργα καὶ ἀρίστους πεπαίδευκε φαρμακέας καὶ φαρμακίδας.</text:p>
          </table:table-cell>
          <table:table-cell table:style-name="Table1.A1" office:value-type="string">
            <text:p text:style-name="P5">Each house has its own noble history and each has produced outstanding witches and wizards.</text:p>
          </table:table-cell>
        </table:table-row>
        <table:table-row table:style-name="TableLine2831095893200">
          <table:table-cell table:style-name="Table1.A1" office:value-type="string">
            <text:p text:style-name="P5">καί ἕως πάρεστε ἐν Ὑογοήτου, ἐὰν μέν τι εὖ <text:soft-page-break/>ποιῆτε, βαθμοὺς οἴσεσθε ὑπὲρ τῆς οἰκίας, ἐὰν δέ τούς νόμους ὑπερβαίνητέ τι, βαθμῶν ὡσαύτως στερηθήσεσθε.</text:p>
          </table:table-cell>
          <table:table-cell table:style-name="Table1.A1" office:value-type="string">
            <text:p text:style-name="P5">While you are at Hogwarts, your triumphs will earn <text:soft-page-break/>your house points, while any rulebreaking will lose house points.</text:p>
          </table:table-cell>
        </table:table-row>
        <table:table-row table:style-name="TableLine2831095906800">
          <table:table-cell table:style-name="Table1.A1" office:value-type="string">
            <text:p text:style-name="P5">τελευτήσαντος δὲ τοῦ ἐνιαυτοῦ τοῦ παιδ- ευτικοῦ, δίδομεν ἄγαλμα τότε τῇ οἰκίᾳ τῇ πλείστους ἐνηνεγμένῃ βαθμοὺς τὴν Φιάλην Οἷκείαν· τοῦτο γὰρ ε”στι τούπιτίμιον μέγιστον τῆς ἀρετῆς.</text:p>
          </table:table-cell>
          <table:table-cell table:style-name="Table1.A1" office:value-type="string">
            <text:p text:style-name="P5">At the end of the year, the house with the most points is awarded the house cup, a great honor. </text:p>
          </table:table-cell>
        </table:table-row>
        <table:table-row table:style-name="TableLine2831095901360">
          <table:table-cell table:style-name="Table1.A1" office:value-type="string">
            <text:p text:style-name="P10">ἐλπίζω οὖν ὑμᾶς καθ’ ἕκαστον δόξαν τε καὶ τιμὴν οἴσεσθαι ὑπὲρ τῶν οἰκιῶν, εἷς ἥντιν’ ἂν τύχητε νενεμημένοι.</text:p>
          </table:table-cell>
          <table:table-cell table:style-name="Table1.A1" office:value-type="string">
            <text:p text:style-name="P10">I hope each of you will be a credit to whichever house becomes yours.</text:p>
          </table:table-cell>
        </table:table-row>
        <table:table-row table:style-name="TableLine2831095903808">
          <table:table-cell table:style-name="Table1.A1" office:value-type="string">
            <text:p text:style-name="P10">Τὴν δ’ οὖν νέμησιν δι’ ὀλίγου ἐργασόμεθα ἐναντίον τῶν ἄλλων μαθητῶν ἁπάντων.</text:p>
          </table:table-cell>
          <table:table-cell table:style-name="Table1.A1" office:value-type="string">
            <text:p text:style-name="P10">"The Sorting Ceremony will take place in a few minutes in front of the rest of the school.</text:p>
          </table:table-cell>
        </table:table-row>
        <table:table-row table:style-name="TableLine2831095903808">
          <table:table-cell table:style-name="Table1.A1" office:value-type="string">
            <text:p text:style-name="P10">προσήκει δ’ ὑμῖν μεταξὺ περιμενοὺσι βέλτιον στολίζεσθαι ἐφ’ ὅσον ἐνδέχεται.</text:p>
          </table:table-cell>
          <table:table-cell table:style-name="Table1.A1" office:value-type="string">
            <text:p text:style-name="P10">I suggest you all smarten yourselves up as much as you can while you are waiting."</text:p>
          </table:table-cell>
        </table:table-row>
        <table:table-row table:style-name="TableLine2831095903808">
          <table:table-cell table:style-name="Table1.A1" office:value-type="string">
            <text:p text:style-name="P10">παρέβλεπε γὰρ τόν τε Νεφελώδη τρίβωνα φοροῦντα περὶ τὸ οῦς ἐζευγμένον, καὶ τὸν Ῥοῶνα τὸ μέλαν ἐκεῖνο ἐπὶ τῶν μυκτήρων ε”τι ἔχοντα.</text:p>
          </table:table-cell>
          <table:table-cell table:style-name="Table1.A1" office:value-type="string">
            <text:p text:style-name="P10">Her eyes lingered for a moment on Neville's cloak, which was fastened under his left ear, and on Ron's smudged nose. </text:p>
          </table:table-cell>
        </table:table-row>
        <table:table-row table:style-name="TableLine2831095903808">
          <table:table-cell table:style-name="Table1.A1" office:value-type="string">
            <text:p text:style-name="P10">καί ὁ ’Ἁρειος δεδιώς τι ἤθελε χερσὶ κτενίσαι τὴν κόμην.</text:p>
          </table:table-cell>
          <table:table-cell table:style-name="Table1.A1" office:value-type="string">
            <text:p text:style-name="P10">Harry nervously tried to flatten his hair.</text:p>
          </table:table-cell>
        </table:table-row>
        <table:table-row table:style-name="TableLine2831095903808">
          <table:table-cell table:style-name="Table1.A1" office:value-type="string">
            <text:p text:style-name="P10">ἡ δέ Μαγονωγαλέα Ἐπάνειμι, ἔφη, ὅταν καιρὸς δοκῇ εἰσάγειν ὑμᾶς.</text:p>
          </table:table-cell>
          <table:table-cell table:style-name="Table1.A1" office:value-type="string">
            <text:p text:style-name="P10">"I shall return when we are ready for you," said Professor McGonagall.</text:p>
          </table:table-cell>
        </table:table-row>
        <table:table-row table:style-name="TableLine2831095903808">
          <table:table-cell table:style-name="Table1.A1" office:value-type="string">
            <text:p text:style-name="P10">ἀλλ’ αι’τῶ ὑμᾶς σιωπῇ περιμένειν ἡσυχάζοντας.</text:p>
          </table:table-cell>
          <table:table-cell table:style-name="Table1.A1" office:value-type="string">
            <text:p text:style-name="P10">"Please wait quietly."</text:p>
          </table:table-cell>
        </table:table-row>
        <table:table-row table:style-name="TableLine2831095903808">
          <table:table-cell table:style-name="Table1.A1" office:value-type="string">
            <text:p text:style-name="P10">καὶ ἐξελθούσης αὐτῆς ὁ Ἄρειος μάλ’ ἐκεχήνει.</text:p>
          </table:table-cell>
          <table:table-cell table:style-name="Table1.A1" office:value-type="string">
            <text:p text:style-name="P10">She left the chamber. Harry swallowed.</text:p>
          </table:table-cell>
        </table:table-row>
        <table:table-row table:style-name="TableLine2831095903808">
          <table:table-cell table:style-name="Table1.A1" office:value-type="string">
            <text:p text:style-name="P10">καὶ ἐρωτῶν τὸν Ῥοῶνα Τίνι τρόπῳ, ἔφη, νέμουσιν ἄρ’ ἡμῖν τὰς οἰκίας<text:span text:style-name="T3">;</text:span></text:p>
          </table:table-cell>
          <table:table-cell table:style-name="Table1.A1" office:value-type="string">
            <text:p text:style-name="P10">"How exactly do they sort us into houses?" he asked Ron.</text:p>
          </table:table-cell>
        </table:table-row>
        <table:table-row table:style-name="TableLine2831095903808">
          <table:table-cell table:style-name="Table1.A1" office:value-type="string">
            <text:p text:style-name="P10">ὁ δε Βάσανον, ἔφη, διδόασί τινα εἷς ἔλεγχον, οἶμαι, πάνυ ὀδυνηρὰν οὖσαν, ὡς ὄ γε Φερέδικος εἶπεν, οὐ μὴν ἀλλὰ φιλοπαίσμων ἐστίν.</text:p>
          </table:table-cell>
          <table:table-cell table:style-name="Table1.A1" office:value-type="string">
            <text:p text:style-name="P10">"Some sort of test, I think. Fred said it hurts a lot, but I think he was joking."</text:p>
          </table:table-cell>
        </table:table-row>
        <table:table-row table:style-name="TableLine2831095903808">
          <table:table-cell table:style-name="Table1.A1" office:value-type="string">
            <text:p text:style-name="P10">’Άρειος δέ πόλλ’ ἠθύμει.</text:p>
          </table:table-cell>
          <table:table-cell table:style-name="Table1.A1" office:value-type="string">
            <text:p text:style-name="P10">Harry's heart gave a horrible jolt.</text:p>
          </table:table-cell>
        </table:table-row>
        <table:table-row table:style-name="TableLine2831095903808">
          <table:table-cell table:style-name="Table1.A1" office:value-type="string">
            <text:p text:style-name="P10">τὸ γὰρ ἐναντίον τῶν μαθητῶν ἁπάντων βασανίζεσθαι τὸν θυμὸν οὐκ ἔτερπεν· οῦ γὰρ ἐπίστασθαι οὐδέν τῆς μαγικῆς τέχνης.</text:p>
            <text:p text:style-name="P10">τί δὴ δεήσει ποιεῖν;</text:p>
          </table:table-cell>
          <table:table-cell table:style-name="Table1.A1" office:value-type="string">
            <text:p text:style-name="P10">A test? In front of the whole school? But he didn't know any magic yet -- what on earth would he have to do?</text:p>
          </table:table-cell>
        </table:table-row>
        <table:table-row table:style-name="TableLine2831095903808">
          <table:table-cell table:style-name="Table1.A1" office:value-type="string">
            <text:p text:style-name="P10"><text:s/>οὐ γὰρ προσδοκᾶν τοιοῦτό τι ἄρτι ἀφικόμενος.</text:p>
          </table:table-cell>
          <table:table-cell table:style-name="Table1.A1" office:value-type="string">
            <text:p text:style-name="P10">He hadn't expected something like this the moment they arrived.</text:p>
          </table:table-cell>
        </table:table-row>
        <table:table-row table:style-name="TableLine2831095903808">
          <table:table-cell table:style-name="Table1.A1" office:value-type="string">
            <text:p text:style-name="P10">περιβλέψας δέ πόλλ’ ἅμα μεριμνῶν ᾔσθετο καὶ πάντων τῶν ἄλλων πεφροντικὸς βλεπόντων.</text:p>
          </table:table-cell>
          <table:table-cell table:style-name="Table1.A1" office:value-type="string">
            <text:p text:style-name="P10">He looked around anxiously and saw that everyone else looked terrified, too.</text:p>
          </table:table-cell>
        </table:table-row>
        <table:table-row table:style-name="TableLine2831095903808">
          <table:table-cell table:style-name="Table1.A1" office:value-type="string">
            <text:p text:style-name="P10">καί <text:span text:style-name="T3">ἤ</text:span> τι ἢ οὐδέν διελέγοντο μετ ’ ἀλλήλων πλὴν ἀλλ ’ἡ Ἑρμιόνη ταχύγλωττος ε”τ ’ οὖσα πόλλ’ ἐλάλει περὶ τῶν ἐπῳδῶν ἃς ἤδη ἐξέμαθε καὶ ἐσκόπει ὁποίων ἄρα δεήσεται.</text:p>
          </table:table-cell>
          <table:table-cell table:style-name="Table1.A1" office:value-type="string">
            <text:p text:style-name="P10">No one was talking much except Hermione Granger, who was whispering very fast about all the spells she'd learned and wondering which one she'd need.</text:p>
          </table:table-cell>
        </table:table-row>
        <table:table-row table:style-name="TableLine2831095903808">
          <table:table-cell table:style-name="Table1.A1" office:value-type="string">
            <text:p text:style-name="P10">ὥστε σφόδρ’ ἐσπούδαζεν οὐκέτι ἀκροᾶσθαι αὐτῆς.</text:p>
          </table:table-cell>
          <table:table-cell table:style-name="Table1.A1" office:value-type="string">
            <text:p text:style-name="P10">Harry tried hard not to listen to her.</text:p>
          </table:table-cell>
        </table:table-row>
        <table:table-row table:style-name="TableLine2831095903808">
          <table:table-cell table:style-name="Table1.A1" office:value-type="string">
            <text:p text:style-name="P11">συνῄδει γὰρ ἑαυτῷ οὐπώποτε οὕτω φοβουμένῳ, οὐδὲ τότε ὅτ’ ἐδέησε λόγον οἴκαδε κομίσαι ἀπὸ τοῦ διδασκαλείου πρὸς τούς Δουρσλείους ἀγγελοῦντα ὡς μετέβαλέ που τὴν τῆς διδασκαλίδος φενάκην εἷς κυανῆν.</text:p>
          </table:table-cell>
          <table:table-cell table:style-name="Table1.A1" office:value-type="string">
            <text:p text:style-name="P11">He'd never been more nervous, never, not even when he'd had to take a school report home to the Dursleys saying that he'd somehow turned his teacher's wig blue.</text:p>
          </table:table-cell>
        </table:table-row>
        <table:table-row table:style-name="TableLine2831095903808">
          <table:table-cell table:style-name="Table1.A1" office:value-type="string">
            <text:p text:style-name="P11">ἠτένιζεν οὖν πρὸς τὴν θύραν, ἡγούμενος τὴν Μαγονωγαλέαν μετὰ μικρὸν ἐπανιέναι <text:soft-page-break/>ποιησομένην κρίσιν αὐτῷ.</text:p>
          </table:table-cell>
          <table:table-cell table:style-name="Table1.A1" office:value-type="string">
            <text:p text:style-name="P11">He kept his eyes fixed on the door. Any second now, Professor McGonagall would come back and <text:soft-page-break/>lead him to his doom.</text:p>
          </table:table-cell>
        </table:table-row>
        <table:table-row table:style-name="TableLine2831095903808">
          <table:table-cell table:style-name="Table1.A1" office:value-type="string">
            <text:p text:style-name="P11">ε”πειτα δὴ ἐγένετό τι οὕτω ἄτοπον ὥστ’ οὐ μόνον σφόδρ’ ἐπτοημένος ἀνεπήδησεν αὐτὸς ἀλλὰ καὶ πολλοὶ τῶν ὀπίσω διωλύγιον ἐκώκυσαν φοβηθέντες.</text:p>
          </table:table-cell>
          <table:table-cell table:style-name="Table1.A1" office:value-type="string">
            <text:p text:style-name="P11">Then something happened that made him jump about a foot in the air -- several people behind him screamed.</text:p>
          </table:table-cell>
        </table:table-row>
        <table:table-row table:style-name="TableLine2831095903808">
          <table:table-cell table:style-name="Table1.A1" office:value-type="string">
            <text:p text:style-name="P11">Τί δέ δή,· ἔφη κεχηνώς.</text:p>
          </table:table-cell>
          <table:table-cell table:style-name="Table1.A1" office:value-type="string">
            <text:p text:style-name="P11">"What the --?"<text:span text:style-name="T4"> He gasped.</text:span></text:p>
          </table:table-cell>
        </table:table-row>
        <table:table-row table:style-name="TableLine2831095903808">
          <table:table-cell table:style-name="Table1.A1" office:value-type="string">
            <text:p text:style-name="P11">ἐκεχήνεσαν καί οἱ πλησίον.</text:p>
          </table:table-cell>
          <table:table-cell table:style-name="Table1.A1" office:value-type="string">
            <text:p text:style-name="P11">So did the people around him.</text:p>
          </table:table-cell>
        </table:table-row>
        <table:table-row table:style-name="TableLine2831095903808">
          <table:table-cell table:style-name="Table1.A1" office:value-type="string">
            <text:p text:style-name="P11">εἴδωλα γὰρ ὡς εἴκοσι διὰ τὸν ὄπισθε τοῖχον οὐκ οἷδ’ ὅπως διαβάντα ἐνεφανίζετο.</text:p>
          </table:table-cell>
          <table:table-cell table:style-name="Table1.A1" office:value-type="string">
            <text:p text:style-name="P11">About twenty ghosts had just streamed through the back wall.</text:p>
          </table:table-cell>
        </table:table-row>
        <table:table-row table:style-name="TableLine2831095903808">
          <table:table-cell table:style-name="Table1.A1" office:value-type="string">
            <text:p text:style-name="P11">λευκὰ δ’ ὄντα καὶ δια φανῆ τι εἷρπε κατὰ τὸ δωμάτιον διαλεγόμενα μετ’ ἀλλήλων, καί τοὺς πρωτοπείρους οὐ παραβλέποντα.</text:p>
          </table:table-cell>
          <table:table-cell table:style-name="Table1.A1" office:value-type="string">
            <text:p text:style-name="P11">Pearly-white and slightly transparent, they glided across the room talking to one another and hardly glancing at the first years.</text:p>
          </table:table-cell>
        </table:table-row>
        <table:table-row table:style-name="TableLine2831095903808">
          <table:table-cell table:style-name="Table1.A1" office:value-type="string">
            <text:p text:style-name="P11">ἠμφεσβήτει γάρ, ὡς δοκεῖν.</text:p>
          </table:table-cell>
          <table:table-cell table:style-name="Table1.A1" office:value-type="string">
            <text:p text:style-name="P11">They seemed to be arguing.</text:p>
          </table:table-cell>
        </table:table-row>
        <table:table-row table:style-name="TableLine2831095903808">
          <table:table-cell table:style-name="Table1.A1" office:value-type="string">
            <text:p text:style-name="P11">μοναχὸς δ’ αὐτίκα τις μικρὸς μέν <text:span text:style-name="T4">ὢ</text:span>ν τὸ ὕψος, παχὺς δ’ ὅμως, ἐφαίνετο λέγων, Ξυγγνώμονες γενοίμεθα καί ἀμνήμονες.<text:span text:style-name="T4"> ἀλλ’ ὡς ε”μοιγε δοκεῖ ού προσήκει ἡμῖν μνησικακεῖν.</text:span></text:p>
          </table:table-cell>
          <table:table-cell table:style-name="Table1.A1" office:value-type="string">
            <text:p text:style-name="P11">What looked like a fat little monk was saying: "Forgive and forget, I say, we ought to give him a second chance --"</text:p>
          </table:table-cell>
        </table:table-row>
        <table:table-row table:style-name="TableLine2831095903808">
          <table:table-cell table:style-name="Table1.A1" office:value-type="string">
            <text:p text:style-name="P11">ὑποτείνωμεν οὖν μάλ’ αὖθις ἐλπίδα αὐτῷ.</text:p>
          </table:table-cell>
          <table:table-cell table:style-name="Table1.A1" office:value-type="string">
            <text:p text:style-name="P11">"My dear Friar, haven't we given Peeves all the chances he deserves?</text:p>
          </table:table-cell>
        </table:table-row>
        <table:table-row table:style-name="TableLine2831095903808">
          <table:table-cell table:style-name="Table1.A1" office:value-type="string">
            <text:p text:style-name="P11"><text:span text:style-name="T4">Ὦ</text:span> δαιμόνιε μοναχῶν, ἀρα μὴ ὑπετείναμεν πολλάκις ἤδη ἐλπίδας τῴ Ποιφύκτῃ περιττὰ δράσαντες, δι’ ἐκεῖνον γὰρ πολλὰ προπηλακ- ιζόμεθα, καίπερ οὐκ ὄντα εἴδωλον ἀληθῶς.</text:p>
          </table:table-cell>
          <table:table-cell table:style-name="Table1.A1" office:value-type="string">
            <text:p text:style-name="P11">He gives us all a bad name and you know, he's not really even a ghost -- </text:p>
          </table:table-cell>
        </table:table-row>
        <table:table-row table:style-name="TableLine2831095903808">
          <table:table-cell table:style-name="Table1.A1" office:value-type="string">
            <text:p text:style-name="P11"><text:span text:style-name="T4">Ἡ</text:span>ράκλεις τί χρῆμα ὑμεῖς πάρεστε πάντες;</text:p>
          </table:table-cell>
          <table:table-cell table:style-name="Table1.A1" office:value-type="string">
            <text:p text:style-name="P11">I say, what are you all doing here?"</text:p>
          </table:table-cell>
        </table:table-row>
        <table:table-row table:style-name="TableLine2831095903808">
          <table:table-cell table:style-name="Table1.A1" office:value-type="string">
            <text:p text:style-name="P11">τοῦτο δ’ εἶπεν εἴδωλόν τι τραχηλιστῆρα καί κνημίδας νηματικάς φοροῦν’ τοὺς γὰρ πρωτοπείρους ε”τυχεν ἄρτι κατιδόν.</text:p>
          </table:table-cell>
          <table:table-cell table:style-name="Table1.A1" office:value-type="string">
            <text:p text:style-name="P11">A ghost wearing a ruff and tights had suddenly noticed the first years.</text:p>
          </table:table-cell>
        </table:table-row>
        <table:table-row table:style-name="TableLine2831095903808">
          <table:table-cell table:style-name="Table1.A1" office:value-type="string">
            <text:p text:style-name="P11">ἀλλ’ οὐδεὶς ἀπεκρίνατο.</text:p>
          </table:table-cell>
          <table:table-cell table:style-name="Table1.A1" office:value-type="string">
            <text:p text:style-name="P11">Nobody answered.</text:p>
          </table:table-cell>
        </table:table-row>
        <table:table-row table:style-name="TableLine2831095903808">
          <table:table-cell table:style-name="Table1.A1" office:value-type="string">
            <text:p text:style-name="P11">ὁ δέ μοναχός μειδιῶν αὐτοῖς Νεαροί, ἔφη, μαθηταί.</text:p>
          </table:table-cell>
          <table:table-cell table:style-name="Table1.A1" office:value-type="string">
            <text:p text:style-name="P11">"New students!" said the Fat Friar, smiling around at them.</text:p>
          </table:table-cell>
        </table:table-row>
        <table:table-row table:style-name="TableLine2831095903808">
          <table:table-cell table:style-name="Table1.A1" office:value-type="string">
            <text:p text:style-name="P12">ἦ που καιρὸν νεμήσεως περιμένετε<text:span text:style-name="T5">;</text:span></text:p>
          </table:table-cell>
          <table:table-cell table:style-name="Table1.A1" office:value-type="string">
            <text:p text:style-name="P11">"About to be Sorted, I suppose?"</text:p>
          </table:table-cell>
        </table:table-row>
        <table:table-row table:style-name="TableLine2831095903808">
          <table:table-cell table:style-name="Table1.A1" office:value-type="string">
            <text:p text:style-name="P12">κατανευσάντων δ’ ο<text:span text:style-name="T5">ὐ</text:span> πολλῶν σιωπῇ, Ἐλπίζω ὄψεσθαι ὑμᾶς, ἔφη, ἐν τοῖς Ὑφελπύφοις.</text:p>
          </table:table-cell>
          <table:table-cell table:style-name="Table1.A1" office:value-type="string">
            <text:p text:style-name="P12">A few people nodded mutely.<text:span text:style-name="T5"> "Hope to see you in Hufflepuff!" said the Friar.</text:span></text:p>
          </table:table-cell>
        </table:table-row>
        <table:table-row table:style-name="TableLine2831095903808">
          <table:table-cell table:style-name="Table1.A1" office:value-type="string">
            <text:p text:style-name="P12"><text:span text:style-name="T5">Ὑ</text:span>φέλπυφος γὰρ ἦν αὐτὸς τὸ πάλαι.</text:p>
          </table:table-cell>
          <table:table-cell table:style-name="Table1.A1" office:value-type="string">
            <text:p text:style-name="P12">"My old house, you know."</text:p>
          </table:table-cell>
        </table:table-row>
        <table:table-row table:style-name="TableLine2831095903808">
          <table:table-cell table:style-name="Table1.A1" office:value-type="string">
            <text:p text:style-name="P12">Εἴσιτε δή.<text:span text:style-name="T5"> ἡ γὰρ Νέμησις δι’ οὐ πολλοῦ ἄρξεται, ὀξείᾳ τῇ φωνῇ ἐφθέγξατό τις.</text:span></text:p>
          </table:table-cell>
          <table:table-cell table:style-name="Table1.A1" office:value-type="string">
            <text:p text:style-name="P12">"Move along now," said a sharp voice. "The Sorting Ceremony's about to start."</text:p>
          </table:table-cell>
        </table:table-row>
        <table:table-row table:style-name="TableLine2831095903808">
          <table:table-cell table:style-name="Table1.A1" office:value-type="string">
            <text:p text:style-name="P12">τῆς δέ Μαγονωγαλέας ἐπανελθούσης, τὰ εἴδωλα αἰωρούμενα καθ’ ἕκαστον ἠφάνιζεν διὰ τὸν ἐναντίον τοῖχον.</text:p>
          </table:table-cell>
          <table:table-cell table:style-name="Table1.A1" office:value-type="string">
            <text:p text:style-name="P12">Professor McGonagall had returned. One by one, the ghosts floated away through the opposite wall.</text:p>
          </table:table-cell>
        </table:table-row>
        <table:table-row table:style-name="TableLine2831095903808">
          <table:table-cell table:style-name="Table1.A1" office:value-type="string">
            <text:p text:style-name="P12">ἡ δέ Ἐν τάξει, ἔφη, ἕπεσθέ μοι.</text:p>
          </table:table-cell>
          <table:table-cell table:style-name="Table1.A1" office:value-type="string">
            <text:p text:style-name="P12">"Now, form a line," Professor McGonagall told the first years, "and follow me."</text:p>
          </table:table-cell>
        </table:table-row>
        <table:table-row table:style-name="TableLine2831095903808">
          <table:table-cell table:style-name="Table1.A1" office:value-type="string">
            <text:p text:style-name="P12">Ἄρειος δέ φροντίζων μὴ τὰ σκέλη μολύβδινά που γεγένηται, ἐν τάξει ε”στη κατόπιν μειρακίου τινὸς ξανθότριχος καὶ πρόσθε τοῦ Ῥοῶνος.<text:span text:style-name="T5"> καὶ ἐβάδιζον ὁμοῦ ἐκ τοῦ δωματίου καί πάλιν διὰ τῆς αὐλῆς εἰς τὸ Μέγαρον.</text:span></text:p>
          </table:table-cell>
          <table:table-cell table:style-name="Table1.A1" office:value-type="string">
            <text:p text:style-name="P12">Feeling oddly as though his legs had turned to lead, Harry got into line behind a boy with sandy hair, with Ron behind him, and they walked out of the chamber, back across the hall, and through a pair of double doors into the Great Hall.</text:p>
          </table:table-cell>
        </table:table-row>
        <table:table-row table:style-name="TableLine2831095903808">
          <table:table-cell table:style-name="Table1.A1" office:value-type="string">
            <text:p text:style-name="P12">οὐδ’ ἐν γνώμῃ ὠνειροπόλησεν ’Άρειός ποτε οἰκοδόμημα εἰς τοσοῦτο παράδοξον καὶ μεγαλοπρεπές.<text:span text:style-name="T5"> ἔφλεγον δ ’ αὐτὸ λυχνοί μυρίοι </text:span><text:soft-page-break/><text:span text:style-name="T5">μετέωροι ὑπὲρ τεττάρων τραπεζῶν αἰωρούμενοι μακρῶν, παρ’ αἷς οἱ ἕτεροι μαθηταὶ ἐκάθηντο.</text:span></text:p>
          </table:table-cell>
          <table:table-cell table:style-name="Table1.A1" office:value-type="string">
            <text:p text:style-name="P12">Harry had never even imagined such a strange and splendid place. It was lit by thousands and thousands of candles that were floating in midair <text:soft-page-break/>over four long tables, where the rest of the students were sitting.</text:p>
          </table:table-cell>
        </table:table-row>
        <table:table-row table:style-name="TableLine2831095903808">
          <table:table-cell table:style-name="Table1.A1" office:value-type="string">
            <text:p text:style-name="P12">καί ἐπὶ τῶν τραπεζῶν τούτων ε”κειντο λεκάναι καὶ φιάλαι χρυσαῖ.</text:p>
          </table:table-cell>
          <table:table-cell table:style-name="Table1.A1" office:value-type="string">
            <text:p text:style-name="P12">These tables were laid with glittering golden plates and goblets.</text:p>
          </table:table-cell>
        </table:table-row>
        <table:table-row table:style-name="TableLine2831095903808">
          <table:table-cell table:style-name="Table1.A1" office:value-type="string">
            <text:p text:style-name="P12">ἅνω δ ’ ἐκάθηντο παρ’ ἄλλῃ τινὶ τραπέζῃ μακρᾷ οἱ παιδευταί.</text:p>
          </table:table-cell>
          <table:table-cell table:style-name="Table1.A1" office:value-type="string">
            <text:p text:style-name="P12">At the top of the hall was another long table where the teachers were sitting.</text:p>
          </table:table-cell>
        </table:table-row>
        <table:table-row table:style-name="TableLine2831095903808">
          <table:table-cell table:style-name="Table1.A1" office:value-type="string">
            <text:p text:style-name="P12">καὶ ἐκεῖσε ἡ Μαγονωγαλέα ἤγαγε τοὺς πρω- τοπείρους, ὥστε κατὰ στοῖχον ἵσταντο, τῶν μὲν ἑτέρων μαθητῶν ἐναντίον ὄντων, τῶν δέ παιδευτῶν κατὰ νώτου.</text:p>
          </table:table-cell>
          <table:table-cell table:style-name="Table1.A1" office:value-type="string">
            <text:p text:style-name="P12">Professor McGonagall led the first years up here, so that they came to a halt in a line facing the other students, with the teachers behind them.</text:p>
          </table:table-cell>
        </table:table-row>
        <table:table-row table:style-name="TableLine2831095903808">
          <table:table-cell table:style-name="Table1.A1" office:value-type="string">
            <text:p text:style-name="P12">μυρίοι δ’ ἦσαν οἲ ἀτενές πρὸς πρωτοπείρομς ἔβλεπον· καὶ πᾶς τις ταῖς λαμπάσι πεφωτισμένος ἀμαυραῖς, ἐδόκει φλέγεσθαί που.</text:p>
          </table:table-cell>
          <table:table-cell table:style-name="Table1.A1" office:value-type="string">
            <text:p text:style-name="P12">The hundreds of faces staring at them looked like pale lanterns in the flickering candlelight.</text:p>
          </table:table-cell>
        </table:table-row>
        <table:table-row table:style-name="TableLine2831095903808">
          <table:table-cell table:style-name="Table1.A1" office:value-type="string">
            <text:p text:style-name="P12">καί ἦν οὗ τὰ εἴδωλα ἂν εἶδες διεσπαρμένα ἐν τοῖς μαθηταῖς στίλβοντα δι’ ὀμίχλην τινὰ ἀργυρᾶν.<text:span text:style-name="T5"> ὁ δ’ ’Ἁρειος, ὡς ἀποκνῶν τοὺς ἀτενίζοντας ὀφθαλμοὺς, ἅνω βλέψας ὀροφὴν ἑώρα μελαντάτην καὶ ὑπὸ τῶν ἀστέρων ἐκ δια- στήματος περιλαμπομένην καί ἐκ διαλείμματος ἀνθοῦσαν τῷ πυρί.</text:span></text:p>
          </table:table-cell>
          <table:table-cell table:style-name="Table1.A1" office:value-type="string">
            <text:p text:style-name="P12">Dotted here and there among the students, the ghosts shone misty silver. Mainly to avoid all the staring eyes, Harry looked upward and saw a velvety black ceiling dotted with stars. </text:p>
          </table:table-cell>
        </table:table-row>
        <table:table-row table:style-name="TableLine2831095903808">
          <table:table-cell table:style-name="Table1.A1" office:value-type="string">
            <text:p text:style-name="P13">κα<text:span text:style-name="T5">ὶ</text:span> ἡ Ἑρμιόνη πρὸς τὸ οὖς εἶπεν ὅτι Διὰ μαγίας πεποίκιλται ὁ 96 ΑΡΕΙΟΣ ΠοΤΗΡ ὄροφος ὅπως ὁμοῖος δοκῇ τῷ ἔξω οὐρανῷ.</text:p>
          </table:table-cell>
          <table:table-cell table:style-name="Table1.A1" office:value-type="string">
            <text:p text:style-name="P13">He heard Hermione whisper, "Its bewitched to look like the sky outside.</text:p>
          </table:table-cell>
        </table:table-row>
        <table:table-row table:style-name="TableLine2831095903808">
          <table:table-cell table:style-name="Table1.A1" office:value-type="string">
            <text:p text:style-name="P13">ἀνέγνων γὰρ τοῦτο ἐν τοῖς ἐν Ὑογοήτου γεγενημένοις.</text:p>
          </table:table-cell>
          <table:table-cell table:style-name="Table1.A1" office:value-type="string">
            <text:p text:style-name="P13">I read about it in Hogwarts, A History."</text:p>
          </table:table-cell>
        </table:table-row>
        <table:table-row table:style-name="TableLine2831095903808">
          <table:table-cell table:style-name="Table1.A1" office:value-type="string">
            <text:p text:style-name="P13">χαλεπὸν δ’ ἦν συνιέναι ὄροφον ὡς ἀληθῶς παρόντα τὸ γὰρ μέγαρον πάνυ ὑπαίθριον ἐφαίνετο εἶναι.</text:p>
          </table:table-cell>
          <table:table-cell table:style-name="Table1.A1" office:value-type="string">
            <text:p text:style-name="P13">It was hard to believe there was a ceiling there at all, and that the Great Hall didn't simply open on to the heavens.</text:p>
            <text:p text:style-name="P13"/>
          </table:table-cell>
        </table:table-row>
        <table:table-row table:style-name="TableLine2831095903808">
          <table:table-cell table:style-name="Table1.A1" office:value-type="string">
            <text:p text:style-name="P13">ὁ δ’ Ἃρειος ταχέως κάτω πάλιν ἔβλεψεν.<text:span text:style-name="T6"> ἡ γὰρ Μαγονωγαλέα σιωπῇ σκολύθριον τετράπουν ε”θηκεν ἐναντίον τῶν πρωτοπείρων.</text:span></text:p>
          </table:table-cell>
          <table:table-cell table:style-name="Table1.A1" office:value-type="string">
            <text:p text:style-name="P13">Harry quickly looked down again as Professor McGonagall silently placed a four-legged stool in front of the first years.</text:p>
          </table:table-cell>
        </table:table-row>
        <table:table-row table:style-name="TableLine2831095903808">
          <table:table-cell table:style-name="Table1.A1" office:value-type="string">
            <text:p text:style-name="P13">καὶ ἐπ’ αὐτοῦ ε”θηκε μαγικὸν πῖλον κωνοειδῆ.</text:p>
          </table:table-cell>
          <table:table-cell table:style-name="Table1.A1" office:value-type="string">
            <text:p text:style-name="P13">On top of the stool she put a pointed wizard's hat.</text:p>
          </table:table-cell>
        </table:table-row>
        <table:table-row table:style-name="TableLine2831095903808">
          <table:table-cell table:style-name="Table1.A1" office:value-type="string">
            <text:p text:style-name="P13">τὸν δέ ἠκέσατό τις πολλάκις κατατετριμμένον καὶ αὐχμηρὸν δοκοῦντα.<text:span text:style-name="T6"> ἡ γοῦν Πετουνία οὐκ ἐδέξατο ἂν εἰς τὴν οἰκίαν.</text:span></text:p>
          </table:table-cell>
          <table:table-cell table:style-name="Table1.A1" office:value-type="string">
            <text:p text:style-name="P13">This hat was patched and frayed and extremely dirty. Aunt Petunia wouldn't have let it in the house.</text:p>
          </table:table-cell>
        </table:table-row>
        <table:table-row table:style-name="TableLine2831095903808">
          <table:table-cell table:style-name="Table1.A1" office:value-type="string">
            <text:p text:style-name="P13">ἐλογίζετο δ’ ὡς τάχ’ ἂν δέοι αὐτοὺς κύνικλόν που ἐκ τοῦ πίλου ἀποδείξαι, πόλλ’ εἰκῇ ἀναπλάττων τοιαῦτα ἐν τῇ γνώμῃ· α<text:span text:style-name="T6">ὶ</text:span>σθόμενος δέ πάντων τῶν ἐν τῷ μεγάρῳ νῦν δὴ ἀτενιζόντων πρὸς τὸν πῖλον, καὶ αὐτος ἠτένιζε.</text:p>
            <text:p text:style-name="P13"/>
          </table:table-cell>
          <table:table-cell table:style-name="Table1.A1" office:value-type="string">
            <text:p text:style-name="P13">Maybe they had to try and get a rabbit out of it, Harry thought wildly, that seemed the sort of thing -- noticing that everyone in the hall was now staring at the hat, he stared at it, too.</text:p>
          </table:table-cell>
        </table:table-row>
        <table:table-row table:style-name="TableLine2831095903808">
          <table:table-cell table:style-name="Table1.A1" office:value-type="string">
            <text:p text:style-name="P13">καί διὰ μικροῦ πάντες η<text:span text:style-name="T6">ὐ</text:span>φήμουν.</text:p>
          </table:table-cell>
          <table:table-cell table:style-name="Table1.A1" office:value-type="string">
            <text:p text:style-name="P13">For a few seconds, there was complete silence.</text:p>
          </table:table-cell>
        </table:table-row>
        <table:table-row table:style-name="TableLine2831095903808">
          <table:table-cell table:style-name="Table1.A1" office:value-type="string">
            <text:p text:style-name="P13">καὶ ἔπειτα ὁ πῖλος ἐσπάσατό τι.</text:p>
          </table:table-cell>
          <table:table-cell table:style-name="Table1.A1" office:value-type="string">
            <text:p text:style-name="P13">Then the hat twitched. </text:p>
          </table:table-cell>
        </table:table-row>
        <table:table-row table:style-name="TableLine2831095903808">
          <table:table-cell table:style-name="Table1.A1" office:value-type="string">
            <text:p text:style-name="P13">λακὶς δέ πρὸς τῷ γύρῳ καθάπερ στόμα ἐξελύετο καί ὁ πῖλος ἤρξατ’ ᾄδων τάδε·</text:p>
          </table:table-cell>
          <table:table-cell table:style-name="Table1.A1" office:value-type="string">
            <text:p text:style-name="P13">A rip near the brim opened wide like a mouth -- and the hat began to sing: </text:p>
          </table:table-cell>
        </table:table-row>
        <table:table-row table:style-name="TableLine2831095903808">
          <table:table-cell table:style-name="Table1.A1" office:value-type="string">
            <text:p text:style-name="P13">Εἰ μὴ δοκῶ τοῖς σοῖσιν ὄμμασιν καλός, μήπω δίκαζέ μ’ εἰς ὄψιν βλέπων μόνην.<text:span text:style-name="T6"> ε”δομαι δ’ ἐμαυτὸν ἢν τυχεῖν πίλου σθένῃς σοφίας λαχόντος μεῖζον ἐν βροτοῖς μέρος.</text:span></text:p>
          </table:table-cell>
          <table:table-cell table:style-name="Table1.A1" office:value-type="string">
            <text:p text:style-name="P13">"Oh, you may not think I'm pretty, But don't judge on what you see, I'll eat myself if you can find A smarter hat than me.</text:p>
          </table:table-cell>
        </table:table-row>
        <text:soft-page-break/>
        <table:table-row table:style-name="TableLine2831095903808">
          <table:table-cell table:style-name="Table1.A1" office:value-type="string">
            <text:p text:style-name="P14">οὐκ ἀξιῶ ’γὼ τὰς κυνᾶς μελαντέρας καὶ καυσίας οὐπώποθ’ ὑφηλὰς φιλῶ.<text:span text:style-name="T7"> ἐγὼ γάρ εἰμι Π ῖλος Ὑογοητικός, νέμω δέ πάντας δεινότατος γεγὼς νέμειν.</text:span></text:p>
          </table:table-cell>
          <table:table-cell table:style-name="Table1.A1" office:value-type="string">
            <text:p text:style-name="P13">You can keep your bowlers black, Your top hats sleek and tall, For I'm the Hogwarts Sorting Hat And I can cap them all.</text:p>
          </table:table-cell>
        </table:table-row>
        <table:table-row table:style-name="TableLine2831095903808">
          <table:table-cell table:style-name="Table1.A1" office:value-type="string">
            <text:p text:style-name="P14">Πῖλος Νεμητὴς πάντα δέρκεται τὰ σά, ἃ ξυγκέκρυπται πολλὰ ταῖς φρεσὶν πάλαι.<text:span text:style-name="T7"> ἅμπισχε δῆτα, καί φράσω τάχιστά σοι ποίαν παρ’ ἡμῖν οἰκίαν λαχεῖν σε δεῖ.</text:span></text:p>
          </table:table-cell>
          <table:table-cell table:style-name="Table1.A1" office:value-type="string">
            <text:p text:style-name="P14">There's nothing hidden in your head The Sorting Hat can't see, So try me on and I will tell you Where you ought to be.</text:p>
          </table:table-cell>
        </table:table-row>
        <table:table-row table:style-name="TableLine2831095903808">
          <table:table-cell table:style-name="Table1.A1" office:value-type="string">
            <text:p text:style-name="P14">τάχ’ ἂν γένοιο σύ Γρυφινδωρεὺς ἐμοί’ ἀρετῆς ἐκείνοις ἐστὶ κάνδρείας πολύ.<text:span text:style-name="T7"> </text:span>δεινοὶ θρασεῖν τι κούδὲν ἐκφοβούμενοι, καλλίονες προῦχουσι θατέρων πολύ.</text:p>
          </table:table-cell>
          <table:table-cell table:style-name="Table1.A1" office:value-type="string">
            <text:p text:style-name="P14">You might belong in Gryffindor, Where dwell the brave at heart, Their daring, nerve, and chivalry Set Gryffindors apart;</text:p>
          </table:table-cell>
        </table:table-row>
        <table:table-row table:style-name="TableLine2831095903808">
          <table:table-cell table:style-name="Table1.A1" office:value-type="string">
            <text:p text:style-name="P14">Ὑφελπύφων δ’ ἄρ’ οἰκέτης γεγὼς τάχα, σὺ μεταλάβοις ἂν τοῦ καλοῦ καὶ τῆς δίκης.<text:span text:style-name="T7"> τούτοις γὰρ ἁπλῶς ἐστὶ καρτερεῖν νόμος, πιστοὶ γὰρ εἰσι κοῦ πόνοις πεπληγμένοι.</text:span></text:p>
          </table:table-cell>
          <table:table-cell table:style-name="Table1.A1" office:value-type="string">
            <text:p text:style-name="P14">You might belong in Hufflepuff, Where they are just and loyal, Those patient Hufflepuffis are true And unafraid of toil;</text:p>
          </table:table-cell>
        </table:table-row>
        <table:table-row table:style-name="TableLine2831095903808">
          <table:table-cell table:style-name="Table1.A1" office:value-type="string">
            <text:p text:style-name="P14"><text:span text:style-name="T7">ἤ</text:span> πως γενήσῃ τῶν Ῥαφηγχλώρων σοφῶν, εἰ νοῦν ἔχεις τιν’ εἴτε φρόνιμος εἶ τάχα’ ὦ μουσικοὶ δὴ χοῖσι φιλοσοφεῖν καλόν, ἴσως ἐκεῖθι σεμνὸν οἶκον ἕξετε.</text:p>
          </table:table-cell>
          <table:table-cell table:style-name="Table1.A1" office:value-type="string">
            <text:p text:style-name="P14">Or yet in wise old Ravenclaw, if you've a ready mind, Where those of wit and learning, Will always find their kind;</text:p>
          </table:table-cell>
        </table:table-row>
        <table:table-row table:style-name="TableLine2831095903808">
          <table:table-cell table:style-name="Table1.A1" office:value-type="string">
            <text:p text:style-name="P14">ἔξεστι δ’ αὖθις κάν Σλυθηρίνοις καλούς φίλους ἀνευρεῖν τοὺς ἐτητύμους σέθεν· πολλῶν σοφιστὴς πημάτων ἐγίγνετο μέγας δ’ ἅπασιν ἦν Σλυθήρινος δόλοις.</text:p>
          </table:table-cell>
          <table:table-cell table:style-name="Table1.A1" office:value-type="string">
            <text:p text:style-name="P14">Or perhaps in Slytherin You'll make your real friends, Those cunning folk use any means To achieve their ends.</text:p>
          </table:table-cell>
        </table:table-row>
        <table:table-row table:style-name="TableLine2831095903808">
          <table:table-cell table:style-name="Table1.A1" office:value-type="string">
            <text:p text:style-name="P14">ε”νδυε δῆτα μηδὲν ἐκφοβούμενος - οὔκ εἶμι δεινὸς ἣ ταραξικάρδιος.<text:span text:style-name="T7"> ε”χυρος γὰρ εἶ σὺ χερσί τ’ ἀσφαλὴς ἐμαῖς. λέγω δέ τοῦτο καίπερ οὐκ ἔχων χέρας, πῖλος γάρ εἶμι φροντίδων πολλῶν πλέως.</text:span></text:p>
          </table:table-cell>
          <table:table-cell table:style-name="Table1.A1" office:value-type="string">
            <text:p text:style-name="P14">So put me on! Don't be afraid! And don't get in a flap! You're in safe hands (though I have none) For I'm a Thinking Cap!"</text:p>
          </table:table-cell>
        </table:table-row>
        <table:table-row table:style-name="TableLine2831095903808">
          <table:table-cell table:style-name="Table1.A1" office:value-type="string">
            <text:p text:style-name="P14">καὶ τελευτήσαντος τοῦ πίλου, ἅπαντες οἱ ἐν τῴ μεγάρῳ ἐκρότησαν.</text:p>
          </table:table-cell>
          <table:table-cell table:style-name="Table1.A1" office:value-type="string">
            <text:p text:style-name="P14">The whole hall burst into applause as the hat finished its song.</text:p>
          </table:table-cell>
        </table:table-row>
        <table:table-row table:style-name="TableLine2831095903808">
          <table:table-cell table:style-name="Table1.A1" office:value-type="string">
            <text:p text:style-name="P14">ὁ δέ νεύσας πρὸς ἕκαστην τῶν τεττάρων τραπεζῶν πάλιν ἡσυχίαν ἦγεν.</text:p>
          </table:table-cell>
          <table:table-cell table:style-name="Table1.A1" office:value-type="string">
            <text:p text:style-name="P14">It bowed to each of the four tables and then became quite still again.</text:p>
          </table:table-cell>
        </table:table-row>
        <table:table-row table:style-name="TableLine2831095903808">
          <table:table-cell table:style-name="Table1.A1" office:value-type="string">
            <text:p text:style-name="P14">καὶ ὁ Ῥοὼν πρὸς τὸ οὖς λέγων τῷ Ἁρείῳ Εἶτα οὐ δεῖ πλέον ἄρα ποιῆσαι ἦ ἀμπίσχεσθαι τὸν πῖλον.</text:p>
          </table:table-cell>
          <table:table-cell table:style-name="Table1.A1" office:value-type="string">
            <text:p text:style-name="P14">"So we've just got to try on the hat!" Ron whispered to Harry.</text:p>
          </table:table-cell>
        </table:table-row>
        <table:table-row table:style-name="TableLine2831095903808">
          <table:table-cell table:style-name="Table1.A1" office:value-type="string">
            <text:p text:style-name="P14">τὸν οὖν Φερέδικον ἀποκτενῶ ὡς πολλὴν φλυαρίαν φλυαροῦντα ὅς γε μ’ ε”φασκε δεῖν προσπαλαίειν κοβάλῳ δῆθεν.</text:p>
          </table:table-cell>
          <table:table-cell table:style-name="Table1.A1" office:value-type="string">
            <text:p text:style-name="P14">"I'll kill Fred, he was going on about wrestling a troll."</text:p>
          </table:table-cell>
        </table:table-row>
        <table:table-row table:style-name="TableLine2831095903808">
          <table:table-cell table:style-name="Table1.A1" office:value-type="string">
            <text:p text:style-name="P14">ὁ δ”Άρειος ἠρέμ’ ἐγέλασεν.<text:span text:style-name="T7"> </text:span>ἄμεινον γοῦν τὸ πῖλον ἀμπίσχεσθαι ἢ τὸ ἐπᾴδειν, ἐθελῆσαι δ ’ ἂν ἀμπίσχεσθαι οὐδενὸς θεωροῦντος.</text:p>
          </table:table-cell>
          <table:table-cell table:style-name="Table1.A1" office:value-type="string">
            <text:p text:style-name="P14">Harry. smiled weakly. Yes, trying on the hat was a lot better than having to do a spell, but he did wish they could have tried it on without everyone watching.</text:p>
          </table:table-cell>
        </table:table-row>
        <table:table-row table:style-name="TableLine2831095903808">
          <table:table-cell table:style-name="Table1.A1" office:value-type="string">
            <text:p text:style-name="P14">τοῦ γὰρ πίλου τοσαῦτα ἐξαιτήσαντος, νῦν δὴ αὐτὸς οὐκ εἶναι οὔτ’ ἀνδρεῖος οὔτε φρόνιμος οὔτ’ αὖ ἑτεροῖος.</text:p>
          </table:table-cell>
          <table:table-cell table:style-name="Table1.A1" office:value-type="string">
            <text:p text:style-name="P14">The hat seemed to be asking rather alot; Harry didn't feel brave or quick-witted or any of it at the moment.</text:p>
          </table:table-cell>
        </table:table-row>
        <table:table-row table:style-name="TableLine2831095903808">
          <table:table-cell table:style-name="Table1.A1" office:value-type="string">
            <text:p text:style-name="P14">εἴπερ δ’ ὁ πῖλος τοῖς ναυτιῶσι δὴ οἶκίας μνείαν ἐποιήσατο, ταύτην γε βελτίστην οἶ γενέσθαι ἄν.</text:p>
          </table:table-cell>
          <table:table-cell table:style-name="Table1.A1" office:value-type="string">
            <text:p text:style-name="P14">If only the hat had mentioned a house for people who felt a bit queasy, that would have been the one for him.</text:p>
          </table:table-cell>
        </table:table-row>
        <table:table-row table:style-name="TableLine2831095903808">
          <table:table-cell table:style-name="Table1.A1" office:value-type="string">
            <text:p text:style-name="P14">ἐνταῦθα δὲ ἡ Μαγονωγαλέα προ<text:span text:style-name="T7">ὔ</text:span>βη βύβλον τινὰ μακρὰν ἔχουσα.</text:p>
          </table:table-cell>
          <table:table-cell table:style-name="Table1.A1" office:value-type="string">
            <text:p text:style-name="P14">Professor McGonagall now stepped forward holding a long roll of parchment.</text:p>
          </table:table-cell>
        </table:table-row>
        <text:soft-page-break/>
        <table:table-row table:style-name="TableLine2831095903808">
          <table:table-cell table:style-name="Table1.A1" office:value-type="string">
            <text:p text:style-name="P15">Ἐπειδάν, ἔφη, καλῶ τὸ σὸν ὄνομα, τὸν πῖλον ἀμπισχόμενον ἢ ἀμπισχομένην δεήσει σε καθίζειν ἐπὶ σκίμποδα ὡς νεμηθησόμενον ἢ νεμηθησομένην.</text:p>
          </table:table-cell>
          <table:table-cell table:style-name="Table1.A1" office:value-type="string">
            <text:p text:style-name="P15">"When I call your name, you will put on the hat and sit on the stool to be sorted," she said.</text:p>
          </table:table-cell>
        </table:table-row>
        <table:table-row table:style-name="TableLine2831095903808">
          <table:table-cell table:style-name="Table1.A1" office:value-type="string">
            <text:p text:style-name="P15">ὦ ’Άβως Ἅννα.</text:p>
          </table:table-cell>
          <table:table-cell table:style-name="Table1.A1" office:value-type="string">
            <text:p text:style-name="P15">"Abbott, Hannah!"</text:p>
          </table:table-cell>
        </table:table-row>
        <table:table-row table:style-name="TableLine2831095903808">
          <table:table-cell table:style-name="Table1.A1" office:value-type="string">
            <text:p text:style-name="P15">παρθένος δέ τις ὑπέρυθρον ε”χουσα ὄψιν καὶ πλοκάμους ξανθοὺς ἐκ τῆς τάξεως πταίσασά τι προῆλθε, καὶ ἀμπισχομένη τὸν πῖλον, ὃς καὶ τοὺς ὀφθαλμοὺς ἐκάλυπτε περιρρέων, ἐκάθισε.</text:p>
          </table:table-cell>
          <table:table-cell table:style-name="Table1.A1" office:value-type="string">
            <text:p text:style-name="P15">A pink-faced girl with blonde pigtails stumbled out of line, put on the hat, which fell right down over her eyes, and sat down.</text:p>
          </table:table-cell>
        </table:table-row>
        <table:table-row table:style-name="TableLine2831095903808">
          <table:table-cell table:style-name="Table1.A1" office:value-type="string">
            <text:p text:style-name="P15">καὶ ἐν ἀκαρεῖ- ὁ πῖλος βοῶν Ὑφελπύφη, ἔφη.</text:p>
          </table:table-cell>
          <table:table-cell table:style-name="Table1.A1" office:value-type="string">
            <text:p text:style-name="P15">A moments pause -- "HUFFLEPUFF!" shouted the hat.</text:p>
          </table:table-cell>
        </table:table-row>
        <table:table-row table:style-name="TableLine2831095903808">
          <table:table-cell table:style-name="Table1.A1" office:value-type="string">
            <text:p text:style-name="P15">καὶ τῶν πρὸς τῇ ἐν δεξιᾷ τραπέζῃ καθημένων θορυβούντων καὶ κροτούντων, ἡ<text:span text:style-name="T8"> Ἅ</text:span>ννα ἐκάθισε παρὰ τοὺς <text:span text:style-name="T8">Ὑ</text:span>φελπύφους<text:span text:style-name="T8">.</text:span></text:p>
          </table:table-cell>
          <table:table-cell table:style-name="Table1.A1" office:value-type="string">
            <text:p text:style-name="P15">The table on the right cheered and clapped as Hannah went to sit down at the Hufflepuff table.</text:p>
          </table:table-cell>
        </table:table-row>
        <table:table-row table:style-name="TableLine2831095903808">
          <table:table-cell table:style-name="Table1.A1" office:value-type="string">
            <text:p text:style-name="P15">ὁ δ’ ’Άρειος κατεῖδε τὸ εἴδωλον τὸ τοῦ παχέως μοναχοῦ ἥδεως χεῖρα ἀνασεῖον αὐτῇ.</text:p>
          </table:table-cell>
          <table:table-cell table:style-name="Table1.A1" office:value-type="string">
            <text:p text:style-name="P15">Harry saw the ghost of the Fat Friar waving merrily at her.</text:p>
          </table:table-cell>
        </table:table-row>
        <table:table-row table:style-name="TableLine2831095903808">
          <table:table-cell table:style-name="Table1.A1" office:value-type="string">
            <text:p text:style-name="P15"><text:span text:style-name="T8">Ὦ</text:span> Βοῦς Σούσαννα<text:span text:style-name="T8">.</text:span></text:p>
            <text:p text:style-name="P15"/>
          </table:table-cell>
          <table:table-cell table:style-name="Table1.A1" office:value-type="string">
            <text:p text:style-name="P15">"Bones, Susan!"</text:p>
          </table:table-cell>
        </table:table-row>
        <table:table-row table:style-name="TableLine2831095903808">
          <table:table-cell table:style-name="Table1.A1" office:value-type="string">
            <text:p text:style-name="P15">βοήσαντος δ’ αὖθις τοῦ πίλου Ὑφελπύφη, ἡ Σούσαννα ὡς τάχιστα ἀπῆλθε καθίσουσα παρὰ τὴν “Ανναν<text:span text:style-name="T8">.</text:span></text:p>
          </table:table-cell>
          <table:table-cell table:style-name="Table1.A1" office:value-type="string">
            <text:p text:style-name="P15">"HUFFLEPUFF!" shouted the hat again, and Susan scuttled off to sit next to Hannah.</text:p>
          </table:table-cell>
        </table:table-row>
        <table:table-row table:style-name="TableLine2831095903808">
          <table:table-cell table:style-name="Table1.A1" office:value-type="string">
            <text:p text:style-name="P15"><text:s/><text:span text:style-name="T8">Ὦ</text:span> Βοώτης Θήριε.</text:p>
          </table:table-cell>
          <table:table-cell table:style-name="Table1.A1" office:value-type="string">
            <text:p text:style-name="P15">"Boot, Terry!"</text:p>
          </table:table-cell>
        </table:table-row>
        <table:table-row table:style-name="TableLine2831095903808">
          <table:table-cell table:style-name="Table1.A1" office:value-type="string">
            <text:p text:style-name="P15">Ῥαφήγχλωρος.</text:p>
          </table:table-cell>
          <table:table-cell table:style-name="Table1.A1" office:value-type="string">
            <text:p text:style-name="P15">"RAVENCLAW!"</text:p>
          </table:table-cell>
        </table:table-row>
        <table:table-row table:style-name="TableLine2831095903808">
          <table:table-cell table:style-name="Table1.A1" office:value-type="string">
            <text:p text:style-name="P15">καὶ τότε οἶ τῇ ἐξ ἀριστερᾶς δευτέρᾳ τραπέζῃ καθήμενοι ἐκρότησαν ε”νιοι Ῥαφήγχλωροι στάντες ἀντεδεξιώσαντο τὸν Θήριον παρ’ αὐτοὺς καθίζοντα.</text:p>
          </table:table-cell>
          <table:table-cell table:style-name="Table1.A1" office:value-type="string">
            <text:p text:style-name="P15">The table second from the left clapped this time; several Ravenclaws stood up to shake hands with Terry as he joined them.</text:p>
          </table:table-cell>
        </table:table-row>
        <table:table-row table:style-name="TableLine2831095903808">
          <table:table-cell table:style-name="Table1.A1" office:value-type="string">
            <text:p text:style-name="P15">καὶ ἡ μὲν Βροχολούστης Μανδύα ἦλθε παρὰ τοῦς Ῥαφηγχλώρους, ἡ δέ Βραῦνα Λαφενδρία πρώτη ἐγένετο Γρυφινδώρη καινή.<text:span text:style-name="T8"> ὥστε οἱ ἐξ ἀριστερᾶς ἔσχατοι καθήμενοι πάνυ ἐθορύβησαν’ καὶ ὁ ’Άρειος εἶδε τοῦς Ῥοῶνος ἀδελφούς πόλλ’ ἐπαινοῦντας.</text:span></text:p>
          </table:table-cell>
          <table:table-cell table:style-name="Table1.A1" office:value-type="string">
            <text:p text:style-name="P15">"Brocklehurst, Mandy" went to Ravenclaw too, but "Brown, Lavender"<text:span text:style-name="T8"> </text:span>became the first new Gryffindor, and the table on the far left exploded with cheers; Harry could see Ron's twin brothers catcalling.</text:p>
          </table:table-cell>
        </table:table-row>
        <table:table-row table:style-name="TableLine2831095903808">
          <table:table-cell table:style-name="Table1.A1" office:value-type="string">
            <text:p text:style-name="P15">ἐντεῦθεν ἡ Βωλοστρώδη Μειλιχία ἐγένετο Σλυθηρίνη.<text:span text:style-name="T8"> ὁ δ’ Ἄρειος οὐκ ᾔδει ει’ τῇ γνώμῃ ἀναπλάττει τοῦτο ὡς πόλλ’ ἠδη ἀκούσας περὶ τῶν Σλυθηρίνων, ἐνόμιζε δ’ ὅμως αὐτοὺς ἐπιφθον- ωτέρους δοκεῖν.</text:span></text:p>
          </table:table-cell>
          <table:table-cell table:style-name="Table1.A1" office:value-type="string">
            <text:p text:style-name="P15">"Bulstrode, Millicent" then became a Slytherin. Perhaps it was Harry's imagination, after all he'd heard about Slytherin, but he thought they looked like an unpleasant lot.</text:p>
          </table:table-cell>
        </table:table-row>
        <table:table-row table:style-name="TableLine2831095903808">
          <table:table-cell table:style-name="Table1.A1" office:value-type="string">
            <text:p text:style-name="P15">καὶ νῦν ὡς ἀληθῶς ἐναυτία, μεμνημένος ὅπως ε”σχατον ᾑροῦντο αὐτὸν οἱ τὰς ἀγέλας αἱρούμενοι ὁπόταν ἀγών τις ᾗ τοῖς παρὰ τὸν παιδοτρίβην φοιτῶσιν.</text:p>
          </table:table-cell>
          <table:table-cell table:style-name="Table1.A1" office:value-type="string">
            <text:p text:style-name="P15">He was starting to feel definitely sick now. He remembered being picked for teams during gym at his old school.</text:p>
          </table:table-cell>
        </table:table-row>
        <table:table-row table:style-name="TableLine2831095903808">
          <table:table-cell table:style-name="Table1.A1" office:value-type="string">
            <text:p text:style-name="P15">ἔσχατον δ’ εἵλοντο αὐτὸν οὐχ ὡς ἄχρηστον ὄντα, ἀλλὰ δίοτι οὐδεὶς ἤθελε δοκεῖν τῷ γε Δουδλίῳ ἑταῖρος εἶναι αὐτοῦ.</text:p>
          </table:table-cell>
          <table:table-cell table:style-name="Table1.A1" office:value-type="string">
            <text:p text:style-name="P16">He had always been last to be chosen, not because he was no good, but because no one wanted Dudley to think they liked him.</text:p>
          </table:table-cell>
        </table:table-row>
        <table:table-row table:style-name="TableLine2831095903808">
          <table:table-cell table:style-name="Table1.A1" office:value-type="string">
            <text:p text:style-name="P16">Φυχοφλέξιος Ἰούστινος.</text:p>
          </table:table-cell>
          <table:table-cell table:style-name="Table1.A1" office:value-type="string">
            <text:p text:style-name="P16">"Finch-Fletchley, Justin!"</text:p>
          </table:table-cell>
        </table:table-row>
        <table:table-row table:style-name="TableLine2831095903808">
          <table:table-cell table:style-name="Table1.A1" office:value-type="string">
            <text:p text:style-name="P16">Ὑφέλπυφος.</text:p>
          </table:table-cell>
          <table:table-cell table:style-name="Table1.A1" office:value-type="string">
            <text:p text:style-name="P16">"HUFFLEPUFF!"</text:p>
          </table:table-cell>
        </table:table-row>
        <table:table-row table:style-name="TableLine2831095903808">
          <table:table-cell table:style-name="Table1.A1" office:value-type="string">
            <text:p text:style-name="P16">καί ἄλλοτε μὲν τῷ Ἁρείῳ ἐδόκει ὁ πῖλος εὐθὺς ἀναβοᾶν, ἄλλοτε δέ γνώμην οὐκ ἐποιεῖτο εἷ μὴ διὰ <text:soft-page-break/>χρόνον βουλευσάμενος.</text:p>
          </table:table-cell>
          <table:table-cell table:style-name="Table1.A1" office:value-type="string">
            <text:p text:style-name="P16">Sometimes, Harry noticed, the hat shouted out the house at once, but at others it took a little while to <text:soft-page-break/>decide.</text:p>
          </table:table-cell>
        </table:table-row>
        <table:table-row table:style-name="TableLine2831095903808">
          <table:table-cell table:style-name="Table1.A1" office:value-type="string">
            <text:p text:style-name="P16">αὐτίκα γὰρ τὸν Φινιγάνην Σάμιον, ὅστις ἐν τῇ τάξει παρ’ αὐτῷ ἵστατο ξανθόθριξ ὢν, ἐν σκίμποδι διὰ μακροῦ καθίσαντα Γρυφίνδωρον ε”φη γενέσθαι.</text:p>
            <text:p text:style-name="P16"/>
          </table:table-cell>
          <table:table-cell table:style-name="Table1.A1" office:value-type="string">
            <text:p text:style-name="P16">"Finnigan, Seamus," the sandy-haired boy next to Harry in the line, sat on the stool for almost a whole minute before the hat declared him a Gryffindor.</text:p>
          </table:table-cell>
        </table:table-row>
        <table:table-row table:style-name="TableLine2831095903808">
          <table:table-cell table:style-name="Table1.A1" office:value-type="string">
            <text:p text:style-name="P16">Γέρανος Ἑρμιόνη.</text:p>
          </table:table-cell>
          <table:table-cell table:style-name="Table1.A1" office:value-type="string">
            <text:p text:style-name="P16">"Granger, Hermione!"</text:p>
          </table:table-cell>
        </table:table-row>
        <table:table-row table:style-name="TableLine2831095903808">
          <table:table-cell table:style-name="Table1.A1" office:value-type="string">
            <text:p text:style-name="P16">ἡ δέ μονονουχὶ δραμοῦσα πρὸς τὸν σκίμποδα, τὸν πῖλον ἐβίβασεν ἐπὶ τὴν κεφαλήν.</text:p>
          </table:table-cell>
          <table:table-cell table:style-name="Table1.A1" office:value-type="string">
            <text:p text:style-name="P16">Hermione almost ran to the stool and jammed the hat eagerly on her head.</text:p>
          </table:table-cell>
        </table:table-row>
        <table:table-row table:style-name="TableLine2831095903808">
          <table:table-cell table:style-name="Table1.A1" office:value-type="string">
            <text:p text:style-name="P16">καὶ ὁ μὲν πῖλος βοῶν Γρυφινδώρη, ἔφη· ὁ δέ Ῥοῶν ἀνῴμωξέ τι.</text:p>
          </table:table-cell>
          <table:table-cell table:style-name="Table1.A1" office:value-type="string">
            <text:p text:style-name="P16">"GRYFFINDOR!" shouted the hat. Ron groaned.</text:p>
          </table:table-cell>
        </table:table-row>
        <table:table-row table:style-name="TableLine2831095903808">
          <table:table-cell table:style-name="Table1.A1" office:value-type="string">
            <text:p text:style-name="P16">ἐντεῦθεν δέ ὁ ’Άρειος εἰς ἀθυμίαν κατέστη - φιλεῖ γὰρ πᾶς τις ἀθυμεῖν πάνυ δεδιώς.</text:p>
          </table:table-cell>
          <table:table-cell table:style-name="Table1.A1" office:value-type="string">
            <text:p text:style-name="P16">A horrible thought struck Harry, as horrible thoughts always do when you're very nervous.</text:p>
          </table:table-cell>
        </table:table-row>
        <table:table-row table:style-name="TableLine2831095903808">
          <table:table-cell table:style-name="Table1.A1" office:value-type="string">
            <text:p text:style-name="P16">καί δὴ οὐχ ᾕρηται<text:span text:style-name="T9">;</text:span></text:p>
          </table:table-cell>
          <table:table-cell table:style-name="Table1.A1" office:value-type="string">
            <text:p text:style-name="P16">What if he wasn't chosen at all?</text:p>
          </table:table-cell>
        </table:table-row>
        <table:table-row table:style-name="TableLine2831095903808">
          <table:table-cell table:style-name="Table1.A1" office:value-type="string">
            <text:p text:style-name="P16">καὶ δὴ αὑτοῦ ἐκάθισε μακρὸν χρόνον τοῦς ὀφθαλμοὺς κεκαλυμμένος μέχρι ἡ Μαγονωγαλέα ἑλκύσασα τὸν πῖλον ἀπὸ τῆς κεφαλῆς εἶπεν ὅτι διημάρτηκέ τις, καὶ ἐκέλευσεν αὐτὸν εἷς τὴν ἁμαξοστοιχίαν πάλιν ἐμβῆναι;</text:p>
          </table:table-cell>
          <table:table-cell table:style-name="Table1.A1" office:value-type="string">
            <text:p text:style-name="P16">What if he just sat there with the hat over his eyes for ages, until Professor McGonagall jerked it off his head and said there had obviously been a mistake and he'd better get back on the train?</text:p>
          </table:table-cell>
        </table:table-row>
        <table:table-row table:style-name="TableLine2831095903808">
          <table:table-cell table:style-name="Table1.A1" office:value-type="string">
            <text:p text:style-name="P16">ὁ δέ Νεφελώδης ἐκεῖνος Μακρόπυγος, ὅστις τὴν φρύνην πολ- λάκις ἀπώλεσε, κατέπεσεν ε’πί τὸν σκίμποδα <text:span text:style-name="T9">ἰ</text:span>ών.</text:p>
          </table:table-cell>
          <table:table-cell table:style-name="Table1.A1" office:value-type="string">
            <text:p text:style-name="P16">When Neville Longbottom, the boy who kept losing his toad, was called, he fell over on his way to the stool. The hat took a long time to decide with Neville.</text:p>
          </table:table-cell>
        </table:table-row>
        <table:table-row table:style-name="TableLine2831095903808">
          <table:table-cell table:style-name="Table1.A1" office:value-type="string">
            <text:p text:style-name="P16">τοῦ δέ πίλου μακρὸν χρόνον βουλευσαμένου καὶ τὸ τελος Γρυφίνδωρος βοήσαν- τος, ἀπέδραμεν ε”τι φορῶν αὐτόν· ὥστε πάντων γελώντων ἠναγ- κάσθη πάλιν δραμεῖν καὶ δοῦναι τῇ Μεγαδούγλῃ Μώραγι.</text:p>
          </table:table-cell>
          <table:table-cell table:style-name="Table1.A1" office:value-type="string">
            <text:p text:style-name="P16">When it finally shouted, "GRYFFINDOR," Neville ran off still wearing it, and had to jog back amid gales of laughter to give it to "MacDougal, Morag."</text:p>
          </table:table-cell>
        </table:table-row>
        <table:table-row table:style-name="TableLine2831095903808">
          <table:table-cell table:style-name="Table1.A1" office:value-type="string">
            <text:p text:style-name="P16">ὁ δέ Δράκων τοῦνομα ἀκούσας ἑαυτοῦ παρῆλθε σεμνυνόμενος δή.<text:span text:style-name="T9"> </text:span>εὐθὺς ἐγένετο οὗ μάλιστ’ ἐγλίχετο· ὁ γὰρ πῖλος σχέδον ἁπτόμενος τῆς κεφαλῆς αὐτοῦ μεγάλῃ τῇ φωνῇ Σλυθήρινος ἐβόησεν.</text:p>
          </table:table-cell>
          <table:table-cell table:style-name="Table1.A1" office:value-type="string">
            <text:p text:style-name="P16">Malfoy swaggered forward when his name was called and got his wish at once: the hat had barely touched his head when it screamed,<text:span text:style-name="T9"> </text:span>"SLYTHERIN!"</text:p>
          </table:table-cell>
        </table:table-row>
        <table:table-row table:style-name="TableLine2831095903808">
          <table:table-cell table:style-name="Table1.A1" office:value-type="string">
            <text:p text:style-name="P16">ὁ δ’ ῆλθε καθίσων μετὰ τῶν ἑταίρων τοῦ Καρκίνου καὶ τοῦ Κέρκοπος, ἀγαπῶν δὴ τῷ γεγενημένῳ.</text:p>
          </table:table-cell>
          <table:table-cell table:style-name="Table1.A1" office:value-type="string">
            <text:p text:style-name="P16">Malfoy went to join his friends Crabbe and Goyle, looking pleased with himself.</text:p>
          </table:table-cell>
        </table:table-row>
        <table:table-row table:style-name="TableLine2831095903808">
          <table:table-cell table:style-name="Table1.A1" office:value-type="string">
            <text:p text:style-name="P16">οὐδ’ ἐλλείποντο νῦν πολλοί.</text:p>
          </table:table-cell>
          <table:table-cell table:style-name="Table1.A1" office:value-type="string">
            <text:p text:style-name="P16">There weren't many people left now. </text:p>
          </table:table-cell>
        </table:table-row>
        <table:table-row table:style-name="TableLine2831095903808">
          <table:table-cell table:style-name="Table1.A1" office:value-type="string">
            <text:p text:style-name="P17">Μοῦνος<text:span text:style-name="T10"> ...</text:span> Νότος<text:span text:style-name="T10"> ...</text:span> Παρακίττος<text:span text:style-name="T10"> ...</text:span> κᾶπειτα δίδυμαι παρθένοι Πατίλη καὶ Πατίλη κᾶπειτα Πῆξις Σαλιάνη καὶ δὴ καὶ τέλος - Ποτῆρ Ἄρειος<text:span text:style-name="T10">.</text:span></text:p>
          </table:table-cell>
          <table:table-cell table:style-name="Table1.A1" office:value-type="string">
            <text:p text:style-name="P17">"Moon" "Nott" "Parkinson" then a pair of twin girls, "Patil" and "Patil" then "Perks, Sally-Anne" and then, at last -- "Potter, Harry!"</text:p>
          </table:table-cell>
        </table:table-row>
        <table:table-row table:style-name="TableLine2831095903808">
          <table:table-cell table:style-name="Table1.A1" office:value-type="string">
            <text:p text:style-name="P17">παριόντος δέ τοῦ Ἁρείου, ψόφον ἂν ἤκουσας τῶν πανταχόθεν ἀνὰ τὸ μέγαρον ψιθυριζόντων καθάπερ ῥόθον πολλῶν ἀπὸ πυρῶν μικρῶν.</text:p>
          </table:table-cell>
          <table:table-cell table:style-name="Table1.A1" office:value-type="string">
            <text:p text:style-name="P17">As Harry stepped forward, whispers suddenly broke out like little hissing fires all over the hall.</text:p>
          </table:table-cell>
        </table:table-row>
        <table:table-row table:style-name="TableLine2831095903808">
          <table:table-cell table:style-name="Table1.A1" office:value-type="string">
            <text:p text:style-name="P17"><text:span text:style-name="T10">Ἦ</text:span> καὶ τὸ Ποτῆρ ἐφθέγξατο;</text:p>
          </table:table-cell>
          <table:table-cell table:style-name="Table1.A1" office:value-type="string">
            <text:p text:style-name="P17">"Potter, did she say?"</text:p>
          </table:table-cell>
        </table:table-row>
        <table:table-row table:style-name="TableLine2831095903808">
          <table:table-cell table:style-name="Table1.A1" office:value-type="string">
            <text:p text:style-name="P17"><text:s/><text:span text:style-name="T10">Ἦ</text:span> ὁ πάνυ ’Ἀρειος Ποτῆρ<text:span text:style-name="T10">;</text:span></text:p>
          </table:table-cell>
          <table:table-cell table:style-name="Table1.A1" office:value-type="string">
            <text:p text:style-name="P17">The Harry Potter?"</text:p>
          </table:table-cell>
        </table:table-row>
        <table:table-row table:style-name="TableLine2831095903808">
          <table:table-cell table:style-name="Table1.A1" office:value-type="string">
            <text:p text:style-name="P17">καὶ τοῦτο μὲν ἑώρα πάντας τοῦς ἐν τῷ μεγάρῳ κάρα προβάλλ- οντας ὡς σκεψομένους εἷς αὐτόν, τοῦτο δ’ ε”βλεπε πρὸς τὰ ἐντὸς τοῦ πίλου πάνυ ζοφερά.</text:p>
          </table:table-cell>
          <table:table-cell table:style-name="Table1.A1" office:value-type="string">
            <text:p text:style-name="P17">The last thing Harry saw before the hat dropped over his eyes was the hall full of people craning to get a good look at him.<text:span text:style-name="T10"> Next second he was looking at the black inside of the hat. </text:span></text:p>
          </table:table-cell>
        </table:table-row>
        <table:table-row table:style-name="TableLine2831095903808">
          <table:table-cell table:style-name="Table1.A1" office:value-type="string">
            <text:p text:style-name="P17">κᾶπειτα παρέμενεν.</text:p>
          </table:table-cell>
          <table:table-cell table:style-name="Table1.A1" office:value-type="string">
            <text:p text:style-name="P17"><text:span text:style-name="T10">He waited.</text:span></text:p>
          </table:table-cell>
        </table:table-row>
        <table:table-row table:style-name="TableLine2831095903808">
          <table:table-cell table:style-name="Table1.A1" office:value-type="string">
            <text:p text:style-name="P17">ἤκουσε δέ τινος ἠρέμα πρὸς οῦς λέγοντος.</text:p>
          </table:table-cell>
          <table:table-cell table:style-name="Table1.A1" office:value-type="string">
            <text:p text:style-name="P17">Hmm," said a small voice in his ear.</text:p>
          </table:table-cell>
        </table:table-row>
        <table:table-row table:style-name="TableLine2831095903808">
          <table:table-cell table:style-name="Table1.A1" office:value-type="string">
            <text:p text:style-name="P17">Εἶὲν, ἔφη, ἀμηχάνως γ’ ε”χει ὡς σφόδρα, ἀνδρεία <text:soft-page-break/>μὲν γάρ ἐστι πολλή, εῦ οἶδ’ ὅτι· φρον- ήσεως δ’ οὐδὲν δεῖται.</text:p>
          </table:table-cell>
          <table:table-cell table:style-name="Table1.A1" office:value-type="string">
            <text:p text:style-name="P17">"Difficult. Very difficult. Plenty of courage, I see. <text:soft-page-break/>Not a bad mind either.</text:p>
          </table:table-cell>
        </table:table-row>
        <table:table-row table:style-name="TableLine2831095903808">
          <table:table-cell table:style-name="Table1.A1" office:value-type="string">
            <text:p text:style-name="P17">καί εὐφυὴς εἶ νὴ Δία καὶ πάνυ σπουδάζεις παρέχειν σαυτὸν καλὸν κάγαθόν, εἰρήσεται γάρ.</text:p>
          </table:table-cell>
          <table:table-cell table:style-name="Table1.A1" office:value-type="string">
            <text:p text:style-name="P17"><text:s/>There's talent, A my goodness, yes -- and a nice thirst to prove yourself, now that's interesting....</text:p>
          </table:table-cell>
        </table:table-row>
        <table:table-row table:style-name="TableLine2831095903808">
          <table:table-cell table:style-name="Table1.A1" office:value-type="string">
            <text:p text:style-name="P17">ποῖ δῆτα νεμῶ σε<text:span text:style-name="T10">;</text:span></text:p>
          </table:table-cell>
          <table:table-cell table:style-name="Table1.A1" office:value-type="string">
            <text:p text:style-name="P17">So where shall I put you?"</text:p>
          </table:table-cell>
        </table:table-row>
        <table:table-row table:style-name="TableLine2831095903808">
          <table:table-cell table:style-name="Table1.A1" office:value-type="string">
            <text:p text:style-name="P18">ἀντεχόμενος δέ τοῦ σκίμποδος ἐνενόει ἀεὶ Μὴ Σλυθήρινος γενοίμην, μὴ Σλυθήρινος.</text:p>
          </table:table-cell>
          <table:table-cell table:style-name="Table1.A1" office:value-type="string">
            <text:p text:style-name="P18">Harry gripped the edges of the stool and thought, Not Slytherin, not Slytherin.</text:p>
          </table:table-cell>
        </table:table-row>
        <table:table-row table:style-name="TableLine2831095903808">
          <table:table-cell table:style-name="Table1.A1" office:value-type="string">
            <text:p text:style-name="P18">καὶ ἡ μικρὰ φωνή Σλυθήρινος ἄρα, ἔφη, οὐκ ἐθέλεις γίγνεσθαι, εἶτα πέπεισαι<text:span text:style-name="T11">;</text:span></text:p>
          </table:table-cell>
          <table:table-cell table:style-name="Table1.A1" office:value-type="string">
            <text:p text:style-name="P19">"Not Slytherin, eh?" said the small voice.</text:p>
          </table:table-cell>
        </table:table-row>
        <table:table-row table:style-name="TableLine2831095903808">
          <table:table-cell table:style-name="Table1.A1" office:value-type="string">
            <text:p text:style-name="P19">ἦ μὴν ἔξεστί σοι εὐδοκιμεῖν.<text:span text:style-name="T10"> </text:span>τὰ πάντα γὰρ ἐν νῷ ἥδη φυλάττεις καί οἱ Σλυθήρινοι συγγενήσονταί σοι δήπου στοχαζομένῳ τῶν μεγίστων ἔργων.</text:p>
          </table:table-cell>
          <table:table-cell table:style-name="Table1.A1" office:value-type="string">
            <text:p text:style-name="P19">"Are you sure? You could be great, you know, it's all here in your head, and Slytherin will help you on the way to greatness, no doubt about that -- no?</text:p>
          </table:table-cell>
        </table:table-row>
        <table:table-row table:style-name="TableLine2831095903808">
          <table:table-cell table:style-name="Table1.A1" office:value-type="string">
            <text:p text:style-name="P19"><text:span text:style-name="T11">ἢ</text:span> οὐχί, ἀλλ’ εἶ πέπεισαι δή, ἄμεινον ἄν γένοιο Γρυφίνδωρος.</text:p>
          </table:table-cell>
          <table:table-cell table:style-name="Table1.A1" office:value-type="string">
            <text:p text:style-name="P19">Well, if you're sure -- better be GRYFFINDOR!"</text:p>
          </table:table-cell>
        </table:table-row>
        <table:table-row table:style-name="TableLine2831095903808">
          <table:table-cell table:style-name="Table1.A1" office:value-type="string">
            <text:p text:style-name="P19">ὁ δ’ ’Ἁρειος ἤκουσε τοῦ πίλου τοῦτο βοῶντος πρὸς τὴν πανη-γυρίδα πληθύουσαν.</text:p>
          </table:table-cell>
          <table:table-cell table:style-name="Table1.A1" office:value-type="string">
            <text:p text:style-name="P19">Harry heard the hat shout the last word to the whole hall.</text:p>
          </table:table-cell>
        </table:table-row>
        <table:table-row table:style-name="TableLine2831095903808">
          <table:table-cell table:style-name="Table1.A1" office:value-type="string">
            <text:p text:style-name="P19">ἐκδυσάμενος δέ τὸν πῖλον, ἐβάδιζεν ὀκνηρῶς πρὸς τὴν τῶν Γρυφινδώρων τράπεζαν<text:span text:style-name="T11">.</text:span></text:p>
          </table:table-cell>
          <table:table-cell table:style-name="Table1.A1" office:value-type="string">
            <text:p text:style-name="P19">He took off the hat and walked shakily toward the Gryffindor table.</text:p>
          </table:table-cell>
        </table:table-row>
        <table:table-row table:style-name="TableLine2831095903808">
          <table:table-cell table:style-name="Table1.A1" office:value-type="string">
            <text:p text:style-name="P20">καί οὕτως ἥδετο ὡς ᾑρημένος ἄρα Γρυφίνδωρος καὶ τοῖς Σλυθηρίνοις ο<text:span text:style-name="T12">ὐ</text:span> νενεμημένος ὥστε μόλις συνῄδει ἀκούων τὸν θόρυβον μείζω καθεστηκότα ἢ πρότερον.</text:p>
          </table:table-cell>
          <table:table-cell table:style-name="Table1.A1" office:value-type="string">
            <text:p text:style-name="P20">He was so relieved to have been chosen and not put in Slytherin, he hardly noticed that he was getting the loudest cheer yet.</text:p>
          </table:table-cell>
        </table:table-row>
        <table:table-row table:style-name="TableLine2831095903808">
          <table:table-cell table:style-name="Table1.A1" office:value-type="string">
            <text:p text:style-name="P21"><text:span text:style-name="T13">Ἄρειος δέ ἐκάθισεν ἐναντίον τοῦ εἰδώλου τοῦ τραχηλιστῆρα φοροῦντος ὃ πρότερον εἶδεν. ψηλαφήσαντος δέ τούτου τὸν βραχίονα αὐτῷ, πάνυ ψυχρὸς ἐγένετο ὥσπερ τὸν βραχίονα βάψας εἷς ὕδωρ κρυσταλλῶδες.</text:span></text:p>
          </table:table-cell>
          <table:table-cell table:style-name="Table1.A1" office:value-type="string">
            <text:p text:style-name="P21">Harry sat down opposite the ghost in the ruff he'd seen earlier. The ghost patted his arm, giving Harry the sudden, horrible feeling he'd just plunged it into a bucket of ice-cold water.</text:p>
          </table:table-cell>
        </table:table-row>
        <table:table-row table:style-name="TableLine2831095903808">
          <table:table-cell table:style-name="Table1.A1" office:value-type="string">
            <text:p text:style-name="P21">καί ὁ μὲν Περσεὺς ὁ πρύτανις ἀναστὰς ἀντεδεξιώσατο αὐτὸν πολλῇ σπουδῇ, τῶν δ’ Εὖισήλιων διδύμων βοώντων Ποτῆρα ἔχομεν, ἡμεῖς Ποτῆρα ἔχομεν.<text:span text:style-name="T13"> </text:span></text:p>
          </table:table-cell>
          <table:table-cell table:style-name="Table1.A1" office:value-type="string">
            <text:p text:style-name="P21">Percy the Prefect got up and shook his hand vigorously, while the Weasley twins yelled, "We got Potter! We got Potter!" </text:p>
          </table:table-cell>
        </table:table-row>
        <table:table-row table:style-name="TableLine2831095903808">
          <table:table-cell table:style-name="Table1.A1" office:value-type="string">
            <text:p text:style-name="P21">τὴν δ’ ἅνω τράπεζαν ἤδη σαφέστερον καθεώρα.</text:p>
          </table:table-cell>
          <table:table-cell table:style-name="Table1.A1" office:value-type="string">
            <text:p text:style-name="P21">He could see the High Table properly now. </text:p>
          </table:table-cell>
        </table:table-row>
        <table:table-row table:style-name="TableLine2831095903808">
          <table:table-cell table:style-name="Table1.A1" office:value-type="string">
            <text:p text:style-name="P21">ὁ γὰρ Ἁγριώδης ἅγχιστος καθήμενος καὶ τὸ βλέμμα λαβὼν ἐκείνου ἐχειρονόμησεν, ὡς ἀγαπῶν τὰ γεγενημένα.</text:p>
          </table:table-cell>
          <table:table-cell table:style-name="Table1.A1" office:value-type="string">
            <text:p text:style-name="P21">At the end nearest him sat Hagrid, who caught his eye and gave him the thumbs up.</text:p>
          </table:table-cell>
        </table:table-row>
        <table:table-row table:style-name="TableLine2831095903808">
          <table:table-cell table:style-name="Table1.A1" office:value-type="string">
            <text:p text:style-name="P21">ὁ δ’ ’Άρειος ἐν μέρει ἐγέλασε.</text:p>
          </table:table-cell>
          <table:table-cell table:style-name="Table1.A1" office:value-type="string">
            <text:p text:style-name="P21">Harry grinned back.</text:p>
          </table:table-cell>
        </table:table-row>
        <table:table-row table:style-name="TableLine2831095903808">
          <table:table-cell table:style-name="Table1.A1" office:value-type="string">
            <text:p text:style-name="P21">καί μὴν ἐν μέσοις τοῖς παρὰ τῇ ἄνω τραπέζῃ καθημένοις ἐν δίφρῳ μεγάλῳ καὶ χρυσῷ ἦν”Αλβος Διμπλόδωρος.</text:p>
          </table:table-cell>
          <table:table-cell table:style-name="Table1.A1" office:value-type="string">
            <text:p text:style-name="P21">And there, in the center of the High Table, in a large gold chair, sat Albus Dumbledore.</text:p>
          </table:table-cell>
        </table:table-row>
        <table:table-row table:style-name="TableLine2831095903808">
          <table:table-cell table:style-name="Table1.A1" office:value-type="string">
            <text:p text:style-name="P21"><text:span text:style-name="T13">Ἅ</text:span>ρειος εὖθῦς ἐγνώρισεν αὐτὸν ὡς τὸν εἰκόνα ι’δὼν ἐν τῷ δελτίῳ ὅπερ ἀπὸ τοῦ σοκολατίνου βατράχου ἐν τρένο ἐκτήσατο.</text:p>
          </table:table-cell>
          <table:table-cell table:style-name="Table1.A1" office:value-type="string">
            <text:p text:style-name="P21">Harry recognized him at once from the card he'd gotten out of the Chocolate Frog on the train.</text:p>
          </table:table-cell>
        </table:table-row>
        <table:table-row table:style-name="TableLine2831095903808">
          <table:table-cell table:style-name="Table1.A1" office:value-type="string">
            <text:p text:style-name="P21">ἀλλ’ ἡ τοῦ Διμπλο- δώρου κόμη ἀργυρᾶ οὖσα λαμπρότατα ἐν τῷ μεγάρῳ ἔστιλβε παρὰ τὰ εἴδωλα.</text:p>
            <text:p text:style-name="P21"/>
          </table:table-cell>
          <table:table-cell table:style-name="Table1.A1" office:value-type="string">
            <text:p text:style-name="P21">Dumbledore's silver hair was the only thing in the whole hall that shone as brightly as the ghosts.</text:p>
          </table:table-cell>
        </table:table-row>
        <table:table-row table:style-name="TableLine2831095903808">
          <table:table-cell table:style-name="Table1.A1" office:value-type="string">
            <text:p text:style-name="P21">ὁ δ”Ἀρειος κατεῖδε καὶ τὸν σοφιστὴν Κίουρον τὸν φοβερὸν ἐκεῖνον νεανίαν τὸν ἀπὸ τοῦ Λέβητος Διαβρόχου.</text:p>
          </table:table-cell>
          <table:table-cell table:style-name="Table1.A1" office:value-type="string">
            <text:p text:style-name="P21">Harry spotted Professor Quirtell, too, the nervous young man from the Leaky Cauldron.</text:p>
          </table:table-cell>
        </table:table-row>
        <table:table-row table:style-name="TableLine2831095903808">
          <table:table-cell table:style-name="Table1.A1" office:value-type="string">
            <text:p text:style-name="P21">ὁ δέ παραδοξώτατος τὸ σχῆμα ἐδόκει εἶναι ἅτε <text:soft-page-break/>φορῶν μίτραν μεγάλην καὶ πορφυρᾶν.</text:p>
          </table:table-cell>
          <table:table-cell table:style-name="Table1.A1" office:value-type="string">
            <text:p text:style-name="P21">He was looking very peculiar in a large purple <text:soft-page-break/>turban.</text:p>
          </table:table-cell>
        </table:table-row>
        <table:table-row table:style-name="TableLine2831095903808">
          <table:table-cell table:style-name="Table1.A1" office:value-type="string">
            <text:p text:style-name="P21">καὶ μὴν τρεῖς ἐλείφθησαν μαθηταὶ οὔπω νενεμημένοι.</text:p>
          </table:table-cell>
          <table:table-cell table:style-name="Table1.A1" office:value-type="string">
            <text:p text:style-name="P21">And now there were only three people left to be sorted.</text:p>
          </table:table-cell>
        </table:table-row>
        <table:table-row table:style-name="TableLine2831095903808">
          <table:table-cell table:style-name="Table1.A146" office:value-type="string">
            <text:p text:style-name="P22">καὶ τῆς Τουρπαίνης Λισσῆς Ῥαφηγχλώρας γενομένης ὥρα <text:span text:style-name="T13">ἦ</text:span>ν τῷ Ῥοῶνι, χλόας ἤδη παρέχοντι τὰς παρειάς, ὁ δ’ ’Άρειος σιωπῇ τύχην τῷ Ἑρμῇ ἀγαθὴν ηὔχετο.<text:span text:style-name="T14"> καί ἐν ἀκαρεῖ ὁ πῖλος τὸ Γρυφίνδωρος ἐβόησε.</text:span></text:p>
          </table:table-cell>
          <table:table-cell table:style-name="Table1.A146" office:value-type="string">
            <text:p text:style-name="P8">"Thomas, Dean,"<text:span text:style-name="T13"> </text:span>a Black boy even taller than Ron, joined Harry at the Gryffindor table.</text:p>
            <text:p text:style-name="P22">"Turpin, Lisa," became a Ravenclaw and then it was Ron's turn. He was pale green by now. Harry crossed his fingers under the table and a second later the hat had shouted, "GRYFFINDOR!"</text:p>
          </table:table-cell>
        </table:table-row>
        <table:table-row table:style-name="TableLine2831095903808">
          <table:table-cell table:style-name="Table1.A146" office:value-type="string">
            <text:p text:style-name="P22">καὶ ὁ μὲν Ἄρειος πόλλ’ ἐκρότησε μετὰ τῶν ἑτέρων, ὁ δέ Ῥοὼν συνέπεσεν εἷς δίφρον παρακαθήμενος αὐτῷ.</text:p>
          </table:table-cell>
          <table:table-cell table:style-name="Table1.A146" office:value-type="string">
            <text:p text:style-name="P22">Harry clapped loudly with the rest as Ron collapsed into the chair next to him.</text:p>
          </table:table-cell>
        </table:table-row>
        <table:table-row table:style-name="TableLine2831095903808">
          <table:table-cell table:style-name="Table1.A146" office:value-type="string">
            <text:p text:style-name="P22">καὶ ὁ Περσεύς παριδὼν τὸν ’Ἀρειον σεμνολογούμενος Καλῶς, ἔφη· εὖ γὰρ πέπραγας, ὦ βέλτιστε.<text:span text:style-name="T14"> </text:span>ἐν δέ τούτῳ ἡ Ζαβίνη Βλαισὴ Σλυθηρίνη ἐγένετο.</text:p>
          </table:table-cell>
          <table:table-cell table:style-name="Table1.A146" office:value-type="string">
            <text:p text:style-name="P22">"Well done, Ron, excellent," said Percy Weasley Pompously across Harry as "Zabini, Blaise," was made a Slytherin.</text:p>
          </table:table-cell>
        </table:table-row>
        <table:table-row table:style-name="TableLine2831095903808">
          <table:table-cell table:style-name="Table1.A1" office:value-type="string">
            <text:p text:style-name="P23">κ<text:span text:style-name="T15">ἄ</text:span>πειτα ἡ Μαγονωγαλέα τὴν βύβλον πτύξασα ἀπήνεγκε τὸν Πῖλον Νεμητήν.</text:p>
          </table:table-cell>
          <table:table-cell table:style-name="Table1.A1" office:value-type="string">
            <text:p text:style-name="P23">Professor McGonagall rolled up her scroll and took the Sorting Hat away.</text:p>
          </table:table-cell>
        </table:table-row>
        <table:table-row table:style-name="TableLine2831095903808">
          <table:table-cell table:style-name="Table1.A1" office:value-type="string">
            <text:p text:style-name="P23">ὁ δ’ ’Άρειος ἀπέβλεψεν εἷς τὴν λεκάνην χρυσῆν, νῦν δὴ συνειδὼς αὖος ὢν καὶ ὑπὸ λιμοῦ αὐχμηρός.<text:span text:style-name="T15"> ἐκ γὰρ πολλοῦ καταφαγεῖν τοὺς κολλάβους ἐκείνους κολοκυνθίνους.</text:span></text:p>
          </table:table-cell>
          <table:table-cell table:style-name="Table1.A1" office:value-type="string">
            <text:p text:style-name="P23">Harry looked down at his empty gold plate. He had only just realized how hungry he was. The pumpkin pasties seemed ages ago.</text:p>
          </table:table-cell>
        </table:table-row>
        <table:table-row table:style-name="TableLine2831095903808">
          <table:table-cell table:style-name="Table1.A1" office:value-type="string">
            <text:p text:style-name="P23">καὶ ὁ ’Ἁλβος Διμπλόδωρος ἤδη ἀναστὰς ἐμειδία πανταχόσε παπταίνων.<text:span text:style-name="T15"> χεῖρας δ’ ἀνέσχεν ῶς μάλισθ’ ἥδομενος ὁρᾶν ἐκείνους αὐτοῦ ἀθροιζομένους.</text:span></text:p>
          </table:table-cell>
          <table:table-cell table:style-name="Table1.A1" office:value-type="string">
            <text:p text:style-name="P23">Albus Dumbledore had gotten to his feet. He was beaming at the students, his arms opened wide, as if nothing could have pleased him more than to see them all there.</text:p>
          </table:table-cell>
        </table:table-row>
        <table:table-row table:style-name="TableLine2831095903808">
          <table:table-cell table:style-name="Table1.A1" office:value-type="string">
            <text:p text:style-name="P23">Χαίρετε, ἔφη.</text:p>
          </table:table-cell>
          <table:table-cell table:style-name="Table1.A1" office:value-type="string">
            <text:p text:style-name="P23">"Welcome," he said.</text:p>
          </table:table-cell>
        </table:table-row>
        <table:table-row table:style-name="TableLine2831095903808">
          <table:table-cell table:style-name="Table1.A1" office:value-type="string">
            <text:p text:style-name="P23">χαίρειν γὰρ ὑμᾶς τῆτες λέγω ἅπαντας εἰς Ὑογο- ήτου.</text:p>
          </table:table-cell>
          <table:table-cell table:style-name="Table1.A1" office:value-type="string">
            <text:p text:style-name="P23">"Welcome to a new year at Hogwarts!</text:p>
          </table:table-cell>
        </table:table-row>
        <table:table-row table:style-name="TableLine2831095903808">
          <table:table-cell table:style-name="Table1.A1" office:value-type="string">
            <text:p text:style-name="P23">ἀλλὰ πρὶν τῆς ἑορτῆς ἄρξασθαι, θέλοιμ’ ἂν ὀλίγα λέγειν.</text:p>
          </table:table-cell>
          <table:table-cell table:style-name="Table1.A1" office:value-type="string">
            <text:p text:style-name="P23">Before we begin our banquet, I would like to say a few words.</text:p>
          </table:table-cell>
        </table:table-row>
        <table:table-row table:style-name="TableLine2831095903808">
          <table:table-cell table:style-name="Table1.A1" office:value-type="string">
            <text:p text:style-name="P24">καί τὰ ῥήματα τάδε· βλάξ.<text:span text:style-name="T16"> λίπος. λείψανος. ξύνθλιψις. χάριν οἶδ’ ὑμῖν.</text:span></text:p>
          </table:table-cell>
          <table:table-cell table:style-name="Table1.A1" office:value-type="string">
            <text:p text:style-name="P24">And here they are: Nitwit! Blubber! Oddment! Tweak! "Thank you!"</text:p>
          </table:table-cell>
        </table:table-row>
        <table:table-row table:style-name="TableLine2831095903808">
          <table:table-cell table:style-name="Table1.A1" office:value-type="string">
            <text:p text:style-name="P24">καθημένου δέ πάντες μὲν ἐκρότησαν καὶ ἐθορύβησαν, ὁ δ’ Ἄρειος οὐκ ᾔδει πότερον δεῖ γελάσαι ἢ δακρῦσαι.</text:p>
          </table:table-cell>
          <table:table-cell table:style-name="Table1.A1" office:value-type="string">
            <text:p text:style-name="P24">He sat back down. Everybody clapped and cheered. Harry didn't know whether to laugh or not.</text:p>
          </table:table-cell>
        </table:table-row>
        <table:table-row table:style-name="TableLine2831095903808">
          <table:table-cell table:style-name="Table1.A1" office:value-type="string">
            <text:p text:style-name="P24"><text:span text:style-name="T16">Ἆ</text:span>ρα μαίνεταί τι; <text:span text:style-name="T16">ἔ</text:span>φη ἐρωτῶν τὸν Περσέα μετ’ ἀπορίας τινός.</text:p>
            <text:p text:style-name="P24"/>
          </table:table-cell>
          <table:table-cell table:style-name="Table1.A1" office:value-type="string">
            <text:p text:style-name="P24">"Is he -- a bit mad?" he asked Percy uncertainly.</text:p>
          </table:table-cell>
        </table:table-row>
        <table:table-row table:style-name="TableLine2831095903808">
          <table:table-cell table:style-name="Table1.A1" office:value-type="string">
            <text:p text:style-name="P24">ὁ δέ νεανικῶς <text:span text:style-name="T16">Ἦ</text:span> μανιώδης<text:span text:style-name="T16">;</text:span> ἔφη.</text:p>
          </table:table-cell>
          <table:table-cell table:style-name="Table1.A1" office:value-type="string">
            <text:p text:style-name="P24">"Mad?" said Percy airily.</text:p>
          </table:table-cell>
        </table:table-row>
        <table:table-row table:style-name="TableLine2831095903808">
          <table:table-cell table:style-name="Table1.A1" office:value-type="string">
            <text:p text:style-name="P24">συνετὸς μὲν οὖν, μάγος γάρ ἐστι σοφώτατος τῶν ἐφ’ ἡμῶν.</text:p>
          </table:table-cell>
          <table:table-cell table:style-name="Table1.A1" office:value-type="string">
            <text:p text:style-name="P24">"He's a genius! Best wizard in the world! </text:p>
          </table:table-cell>
        </table:table-row>
        <table:table-row table:style-name="TableLine2831095903808">
          <table:table-cell table:style-name="Table1.A1" office:value-type="string">
            <text:p text:style-name="P24">ἀληθῶς δ’ οὖν μαίνεταί τι.</text:p>
          </table:table-cell>
          <table:table-cell table:style-name="Table1.A1" office:value-type="string">
            <text:p text:style-name="P24">But he is a bit mad, yes. </text:p>
          </table:table-cell>
        </table:table-row>
        <table:table-row table:style-name="TableLine2831095903808">
          <table:table-cell table:style-name="Table1.A1" office:value-type="string">
            <text:p text:style-name="P24">γεωμήλων σπανίζῃ, ὦ “Αρειε;</text:p>
          </table:table-cell>
          <table:table-cell table:style-name="Table1.A1" office:value-type="string">
            <text:p text:style-name="P24">Potatoes, Harry?"</text:p>
          </table:table-cell>
        </table:table-row>
        <table:table-row table:style-name="TableLine2831095903808">
          <table:table-cell table:style-name="Table1.A1" office:value-type="string">
            <text:p text:style-name="P24">οὗτος δε κέχηνε.</text:p>
          </table:table-cell>
          <table:table-cell table:style-name="Table1.A1" office:value-type="string">
            <text:p text:style-name="P24">Harry's mouth fell open.</text:p>
          </table:table-cell>
        </table:table-row>
        <table:table-row table:style-name="TableLine2831095903808">
          <table:table-cell table:style-name="Table1.A1" office:value-type="string">
            <text:p text:style-name="P24">ὄψα γὰρ πόλλ’ ἤδη ἐν ταῖς ε”μπροσθεν αὐτοῦ λοπάσιν ἔκειτο.</text:p>
          </table:table-cell>
          <table:table-cell table:style-name="Table1.A1" office:value-type="string">
            <text:p text:style-name="P24">The dishes in front of him were now piled with food.</text:p>
          </table:table-cell>
        </table:table-row>
        <table:table-row table:style-name="TableLine2831095903808">
          <table:table-cell table:style-name="Table1.A1" office:value-type="string">
            <text:p text:style-name="P24">οὐδεπώποτε δ’ ἐπὶ μία τραπέζῃ τοσαῦθ’ ἑωράκειν ὅσων ὠρέγετο σίτων.<text:span text:style-name="T16"> εἶδε γὰρ τάδε· βόεια κρέα, </text:span><text:soft-page-break/><text:span text:style-name="T16">καὶ νεοττοὺς ἀλεκτρυόνος, καί κόπαια κρέως χοιρείου τε καί ἀρνείου, καὶ ἀλλᾶντας, καὶ κρέας χοίρειον τεταριχευμένου καὶ καπνιστόν, καὶ γεωμῆλα ζεστά τε καὶ ὀπτά, καί γεωμηλίσκα τετηγανισμένα, καὶ τηγανίτην ἄρτον Ὑορκιατικόν, καί πίσους, καὶ σταφυλίνους, καὶ καρύκην, καὶ κατάχυσμα ὀξύγλυκυ, καὶ δὴ καὶ οὐκ οἶδ’ ὅποθεν ἡδύσματα μίνθωνα.</text:span></text:p>
          </table:table-cell>
          <table:table-cell table:style-name="Table1.A1" office:value-type="string">
            <text:p text:style-name="P24">He had never seen so many things he liked to eat on one table: roast beef, roast chicken, pork chops <text:soft-page-break/>and lamb chops, sausages, bacon and steak, boiled potatoes, roast potatoes, fries, Yorkshire pudding, peas, carrots, gravy, ketchup, and, for some strange reason, peppermint humbugs.</text:p>
          </table:table-cell>
        </table:table-row>
        <table:table-row table:style-name="TableLine2831095903808">
          <table:table-cell table:style-name="Table1.A1" office:value-type="string">
            <text:p text:style-name="P24">μὴ ὅτι οἱ Δούρσλειοι ἐλιμοκτόνουν αὐτόν, ἀλλ’ οὐκ ἐπέτρεπον ἐσθίειν πάνθ’ ὅσ’ ἐβούλετο.</text:p>
          </table:table-cell>
          <table:table-cell table:style-name="Table1.A1" office:value-type="string">
            <text:p text:style-name="P24">The Dursleys had never exactly starved Harry, but he'd never been allowed to eat as much as he liked.</text:p>
          </table:table-cell>
        </table:table-row>
        <table:table-row table:style-name="TableLine2831095903808">
          <table:table-cell table:style-name="Table1.A1" office:value-type="string">
            <text:p text:style-name="P25">ὁ γοῦν Δούδλιος ἀεὶ ἐλάμβανεν οἵων ὁ ’Ἀρειος μάλιστ’ ὠρέγετο, καὶ ε<text:span text:style-name="T17">ἰ</text:span> <text:span text:style-name="T17">ἔ</text:span>μελλεν εὐθὺς ἐμέσαι ἅπερ ἐρρόφησεν.</text:p>
          </table:table-cell>
          <table:table-cell table:style-name="Table1.A1" office:value-type="string">
            <text:p text:style-name="P24">Dudley had always taken anything that Harry really wanted, even if It made him sick.</text:p>
          </table:table-cell>
        </table:table-row>
        <table:table-row table:style-name="TableLine2831095903808">
          <table:table-cell table:style-name="Table1.A1" office:value-type="string">
            <text:p text:style-name="P25">ἐκεῖνος δ’ οῦν ἐπέθηκε τῇ λεκάνῃ ὀλίγον τι ἀφ’ ἑκάστων τῶν λοπάδων, πλὴν ἀλλ’ οῦκ ε”λαβε τῆς μίνθης.<text:span text:style-name="T17"> καί ἤρξατο ἐσθίων, μάλ’ ἥδομενος πᾶσι τοῖς ὄψοις.</text:span></text:p>
          </table:table-cell>
          <table:table-cell table:style-name="Table1.A1" office:value-type="string">
            <text:p text:style-name="P25">Harry piled his plate with a bit of everything except the peppermints and began to eat.<text:span text:style-name="T17"> It was all delicious.</text:span></text:p>
          </table:table-cell>
        </table:table-row>
        <table:table-row table:style-name="TableLine2831095903808">
          <table:table-cell table:style-name="Table1.A1" office:value-type="string">
            <text:p text:style-name="P25">τὸ δέ εἴδωλον τὸ τραχηλιστῆρα φοροῦν ὁρῶν ἐκεῖνον τέμαχος κρέως βοείου τέμνοντα πολλῆς μετ’ ἀθυμίας Τοῦτο γὰρ οῦν, ἔφη, φαίνεταί μοι βέλτιστον ὅν.<text:span text:style-name="T17"> Οὔκουν οἷός τ’ εἶ- Τετρακοσίων γε δι’ ἐνιαυτῶν οὐκ ε”φαγον οὐδέν.</text:span></text:p>
          </table:table-cell>
          <table:table-cell table:style-name="Table1.A1" office:value-type="string">
            <text:p text:style-name="P25">"That does look good," said the ghost in the ruff sadly, watching Harry cut up his steak, "Can't you --?"<text:span text:style-name="T17"> I haven't eaten for nearly four hundred years," said the ghost.</text:span></text:p>
            <text:p text:style-name="P25"/>
          </table:table-cell>
        </table:table-row>
        <table:table-row table:style-name="TableLine2831095903808">
          <table:table-cell table:style-name="Table1.A1" office:value-type="string">
            <text:p text:style-name="P25">ἦ που χρεία οὐκέτ’ ἐστί μοι τοῦ σίτου, οὐ μὴν ἀλλὰ ποθῶ.</text:p>
          </table:table-cell>
          <table:table-cell table:style-name="Table1.A1" office:value-type="string">
            <text:p text:style-name="P25">"I don't need to, of course, but one does miss it.</text:p>
          </table:table-cell>
        </table:table-row>
        <table:table-row table:style-name="TableLine2831095903808">
          <table:table-cell table:style-name="Table1.A1" office:value-type="string">
            <text:p text:style-name="P25">ἀλλ’ οὖν οἶμαι οῦκ οἶσθά με ὅστις εἶμί.</text:p>
          </table:table-cell>
          <table:table-cell table:style-name="Table1.A1" office:value-type="string">
            <text:p text:style-name="P25">I don't think I've in troduced myself? </text:p>
          </table:table-cell>
        </table:table-row>
        <table:table-row table:style-name="TableLine2831095903808">
          <table:table-cell table:style-name="Table1.A1" office:value-type="string">
            <text:p text:style-name="P25">ι’δοὺ ὁ κύριος Νικολᾶος ὁ τῶν Μιμψιπορπιγγώτων, εἴδωλον ὢν ἐπιχώριον τοῦ τῶν Γρυφινδώρων πύργου.</text:p>
          </table:table-cell>
          <table:table-cell table:style-name="Table1.A1" office:value-type="string">
            <text:p text:style-name="P25">Sir Nicholas de Mimsy-Porpington at your service. Resident ghost of Gryffindor Tower."</text:p>
          </table:table-cell>
        </table:table-row>
        <table:table-row table:style-name="TableLine2831095903808">
          <table:table-cell table:style-name="Table1.A1" office:value-type="string">
            <text:p text:style-name="P25">ὁ δέ Ῥοὼν ἄφνω Ἀλλ’ ἐγῷδά σε, ἔφη, ὅστις εἴ, τῶν ἀδελφῶν ἐκπυθόμενος.</text:p>
          </table:table-cell>
          <table:table-cell table:style-name="Table1.A1" office:value-type="string">
            <text:p text:style-name="P25">"I know who you are!" said Ron suddenly.</text:p>
          </table:table-cell>
        </table:table-row>
        <table:table-row table:style-name="TableLine2831095903808">
          <table:table-cell table:style-name="Table1.A1" office:value-type="string">
            <text:p text:style-name="P25">σ<text:span text:style-name="T17">ὺ</text:span> γὰρ εἶ Νικολᾶος ἐκεῖνος ὁ μονονουχὶ ἀκέφαλος.</text:p>
          </table:table-cell>
          <table:table-cell table:style-name="Table1.A1" office:value-type="string">
            <text:p text:style-name="P25">"My brothers told me about you -- you're Nearly Headless Nick!"</text:p>
          </table:table-cell>
        </table:table-row>
        <table:table-row table:style-name="TableLine2831095903808">
          <table:table-cell table:style-name="Table1.A1" office:value-type="string">
            <text:p text:style-name="P25">ὁ δέ τοῦ σεμνοῦ μετέχων τι ἔφη μᾶλλον βούλεσθαι κύριος ὀνομάζεθαι Νικολᾶος ὁ τῶν Μιμψι -, καὶ ὁ Σάμιος Φοινιγάνης ὑπολαβών Ἀλλ’ ἦ, ἔφη, μονονουχὶ δὴ ἀκέφαλος εἶ ὡς ἀληθῶς;<text:span text:style-name="T17"> ἀρ’ ἔσθ’ ὄπως ἄνθρωπος μονονουχὶ ἀκέφαλος γένοιτ’ ἅν;</text:span></text:p>
          </table:table-cell>
          <table:table-cell table:style-name="Table1.A1" office:value-type="string">
            <text:p text:style-name="P25">"I would prefer you to call me Sir Nicholas de Mimsy --" the ghost began stiffly, but sandy-haired Seamus Finnigan interrupted.<text:span text:style-name="T17"> "Nearly Headless? How can you be nearly headless?"</text:span></text:p>
          </table:table-cell>
        </table:table-row>
        <table:table-row table:style-name="TableLine2831095903808">
          <table:table-cell table:style-name="Table1.A1" office:value-type="string">
            <text:p text:style-name="P25">ἐκεῖνος δ’ ἐπὶ τούτῳ πόλλ’ ἀγανακτῆσαι ἐδόκει, ὅς γε οὐδαμῶς ἠγάπα τὰ ἐν τῷ διαλόγῳ γεγενημένα.</text:p>
          </table:table-cell>
          <table:table-cell table:style-name="Table1.A1" office:value-type="string">
            <text:p text:style-name="P25">Sir Nicholas looked extremely miffed, as if their little chat wasn't going at all the way he wanted.</text:p>
          </table:table-cell>
        </table:table-row>
        <table:table-row table:style-name="TableLine2831095903808">
          <table:table-cell table:style-name="Table1.A1" office:value-type="string">
            <text:p text:style-name="P26">Οὕτως, ἔφη.</text:p>
          </table:table-cell>
          <table:table-cell table:style-name="Table1.A1" office:value-type="string">
            <text:p text:style-name="P26">"Like this," he said irritably.</text:p>
          </table:table-cell>
        </table:table-row>
        <table:table-row table:style-name="TableLine2831095903808">
          <table:table-cell table:style-name="Table1.A1" office:value-type="string">
            <text:p text:style-name="P26">καί λαβὼν τὸ δεξιὸν ο<text:span text:style-name="T18">ὖ</text:span>ς ἀφείλκυσεν ὥστε ἡ κεφαλὴ κομιδῇ ἐκ τοῦ αὐχένος ἐκινήθη, κατὰ τὸν ὦμον πεσοῦσα ὡς γεγιγγλυμωμένη.</text:p>
          </table:table-cell>
          <table:table-cell table:style-name="Table1.A1" office:value-type="string">
            <text:p text:style-name="P26">He seized his left ear and pulled. His whole head swung off his neck and fell onto his shoulder as if it was on a hinge.</text:p>
          </table:table-cell>
        </table:table-row>
        <table:table-row table:style-name="TableLine2831095903808">
          <table:table-cell table:style-name="Table1.A1" office:value-type="string">
            <text:p text:style-name="P26">ἐπεχείρησε μὲν γάρ τις ἀποτεμεῖν ποτὲ τὴν κεφαλὴν αὐτοῦ, ἐσφάλη δὲ τοῦ βουλεύματος δήπου.</text:p>
          </table:table-cell>
          <table:table-cell table:style-name="Table1.A1" office:value-type="string">
            <text:p text:style-name="P26"><text:s/>Someone had obviously tried to behead him, but not done it properly.</text:p>
          </table:table-cell>
        </table:table-row>
        <table:table-row table:style-name="TableLine2831095903808">
          <table:table-cell table:style-name="Table1.A1" office:value-type="string">
            <text:p text:style-name="P26">φανερὸς δ’ ὢν πάνυ τερπόμενος ἐκείνοις παντελῶς τῷ θεάματι τούτῳ ἐκπεπλ· ηγμένοις, ὁ μονονουχὶ ἀκέφαλος Νικολᾶος, τὴν κεφαλὴν πάλιν ὥσας εἰς <text:soft-page-break/>τὸν αὐχένα καὶ πλατὺ χρεμψάμενος Εἶὲν, ἔφη.<text:span text:style-name="T18"> ἦ τοι νέοι ἐστέ Γρυφίνδωροι; ἀρ’ ὠφελήσετε ἡμᾶς τῆτες νικῆσαι ἐν τοῖς τῶν οἰκιῶν ἀγῶσιν;</text:span></text:p>
          </table:table-cell>
          <table:table-cell table:style-name="Table1.A1" office:value-type="string">
            <text:p text:style-name="P26">Looking pleased at the stunned looks on their faces, Nearly Headless Nick flipped his head back onto his neck, coughed, and said, "So -- new <text:soft-page-break/>Gryffindors! I hope you're going to help us win the house championship this year?</text:p>
          </table:table-cell>
        </table:table-row>
        <table:table-row table:style-name="TableLine2831095903808">
          <table:table-cell table:style-name="Table1.A1" office:value-type="string">
            <text:p text:style-name="P26">οἱ<text:span text:style-name="T18"> </text:span>μὲν γὰρ Γρυφίνδωροι οὐδέποτε τοσοῦτον χρόνον διέτριψαν οὐδέν νενικηκότες.<text:span text:style-name="T18"> οἱ δέ Σλυθήρινοι δὴ ἐκράτησαν ε”τος τουτὶ ἕκτον.</text:span></text:p>
          </table:table-cell>
          <table:table-cell table:style-name="Table1.A1" office:value-type="string">
            <text:p text:style-name="P26">Gryffindors have never gone so long without winning. Slytherins have got the cup six years in a row!</text:p>
          </table:table-cell>
        </table:table-row>
        <table:table-row table:style-name="TableLine2831095903808">
          <table:table-cell table:style-name="Table1.A1" office:value-type="string">
            <text:p text:style-name="P27">καὶ μὴν ὁ Βαρόνος Αἱματοσταγὴς πόλλ’ ἤδη ὑβρίζει με - οὗτος γάρ ἐστιν εἴδωλον ἐπιχώριον τοῖς Σλυθηρίνοις<text:span text:style-name="T19">.</text:span></text:p>
          </table:table-cell>
          <table:table-cell table:style-name="Table1.A1" office:value-type="string">
            <text:p text:style-name="P27">The Bloody Baron's becoming almost unbearable -- he's the Slytherin ghost."</text:p>
          </table:table-cell>
        </table:table-row>
        <table:table-row table:style-name="TableLine2831095903808">
          <table:table-cell table:style-name="Table1.A1" office:value-type="string">
            <text:p text:style-name="P27">ὁ δ’ Ἄρειος παραβλέψας πρὸς τὴν τῶν Σλυθηρίνων τράπεζαν εἶδεν εἴδωλον ἐκεῖ καθήμενον<text:span text:style-name="T19"> </text:span>σμερδαλέον· ἐξόφθαλμον δ’ ἦν καὶ πρόσωπον εἶχεν ἀκίνητον καὶ ἰσχνόν, ἠμφίεσται δὲ τρίβωνα αἵματι ἀργυρῷ ῥυπανθέντα.</text:p>
          </table:table-cell>
          <table:table-cell table:style-name="Table1.A1" office:value-type="string">
            <text:p text:style-name="P27">Harry looked over at the Slytherin table and saw a horrible ghost sitting there, with blank staring eyes, a gaunt face, and robes stained with silver blood. </text:p>
          </table:table-cell>
        </table:table-row>
        <table:table-row table:style-name="TableLine2831095903808">
          <table:table-cell table:style-name="Table1.A1" office:value-type="string">
            <text:p text:style-name="P27">τὸν δέ Δράκοντα ἥσθη ι’δὼν παρακαθήμενον αὐτῷ οὐδ’ ὁτιοῦν ἀρεσκόμενον.</text:p>
          </table:table-cell>
          <table:table-cell table:style-name="Table1.A1" office:value-type="string">
            <text:p text:style-name="P27">He was right next to Malfoy who, Harry was pleased to see, didn't look too pleased with the seating arrangements.</text:p>
          </table:table-cell>
        </table:table-row>
        <table:table-row table:style-name="TableLine2831095903808">
          <table:table-cell table:style-name="Table1.A1" office:value-type="string">
            <text:p text:style-name="P27">Ἀλλ’ εἶπέ μοι, ἦ δ’ ὃς ὁ Σάμιος πολλῆς μετὰ σπουδῆς, τί παθὼν αἱματοσταγὴς ἐγένετο;</text:p>
          </table:table-cell>
          <table:table-cell table:style-name="Table1.A1" office:value-type="string">
            <text:p text:style-name="P27">"How did he get covered in blood?" asked Seamus with great interest.</text:p>
          </table:table-cell>
        </table:table-row>
        <table:table-row table:style-name="TableLine2831095903808">
          <table:table-cell table:style-name="Table1.A1" office:value-type="string">
            <text:p text:style-name="P27">ὁ δέ μονονουχὶ ἀκέφαλος Νικολᾶος ἐμμελῶς Τοῦτό γε, ἔφη, οὐπώποτ’ ἠρόμην αὐτόν.</text:p>
          </table:table-cell>
          <table:table-cell table:style-name="Table1.A1" office:value-type="string">
            <text:p text:style-name="P27">"I've never asked," said Nearly Headless Nick delicately.</text:p>
          </table:table-cell>
        </table:table-row>
        <table:table-row table:style-name="TableLine2831095903808">
          <table:table-cell table:style-name="Table1.A1" office:value-type="string">
            <text:p text:style-name="P27">καὶ ἐπειδὴ ἅπαντες κατέφαγον ὅσων ἐπεθυμοῦντο, τὸ λείψανον ἀπὸ τῶν λεκανῶν ἐτάκη ὥστε καθαρὰς γενομένας πάλιν αὖ στίλ- βειν καθάπερ τὸ πρίν.</text:p>
          </table:table-cell>
          <table:table-cell table:style-name="Table1.A1" office:value-type="string">
            <text:p text:style-name="P27">When everyone had eaten as much as they could, the remains of the food faded from the plates, leaving them sparkling clean as before.</text:p>
          </table:table-cell>
        </table:table-row>
        <table:table-row table:style-name="TableLine2831095903808">
          <table:table-cell table:style-name="Table1.A1" office:value-type="string">
            <text:p text:style-name="P27">καὶ ἐν ἀκαρεῖ ἐφάνη τὰ τρωγάλια τάδε· παγωτὰ γεύσματα παρέχοντα παντοῖα, καὶ πλακοῦντες μήλινοι, καὶ μελίπηκτα, καὶ κόλλαβοι σοκολάτινοι, καὶ ἅρτοι ζυμώδεις γλύκιοι, καὶ ε”τνος Ἀγγλικόν, καὶ χαμαικέρασοι, καὶ πηκτή, καὶ πόλτος ἐξ ὀρύζης ἑφθῆς<text:span text:style-name="T19">...</text:span> τοῦ δ’ Ἁρείου λαμβάνοντος μελιπήκτου, διαλεγόμενοι ἤρχοντο περὶ τῶν ἑαυτῶν γενῶν.</text:p>
          </table:table-cell>
          <table:table-cell table:style-name="Table1.A1" office:value-type="string">
            <text:p text:style-name="P27">A moment later the desserts appeared. Blocks of ice cream in every flavor you could think of, apple pies, treacle tarts, chocolate eclairs and jam doughnuts, trifle, strawberries, Jell-O, rice pudding -- “As Harry helped himself to a treacle tart, the talk turned to their families.</text:p>
          </table:table-cell>
        </table:table-row>
        <table:table-row table:style-name="TableLine2831095903808">
          <table:table-cell table:style-name="Table1.A1" office:value-type="string">
            <text:p text:style-name="P27">καί ὁ Σάμιος Μιξογενής, ἔφη, ἔγωγε, ὁ μὲν γὰρ πατὴρ Μύγαλός ἐστιν, ἡ δέ μήτηρ φαρμακὶς οὖσα οὐδὲν εἶπεν αὐτῷ πρὶν ἐγήματο.</text:p>
          </table:table-cell>
          <table:table-cell table:style-name="Table1.A1" office:value-type="string">
            <text:p text:style-name="P27">"I'm half-and-half," said Seamus. "Me dad's a Muggle. Mom didn't tell him she was a witch 'til after they were married. </text:p>
            <text:p text:style-name="P27"/>
          </table:table-cell>
        </table:table-row>
        <table:table-row table:style-name="TableLine2831095903808">
          <table:table-cell table:style-name="Table1.A1" office:value-type="string">
            <text:p text:style-name="P27">διὸ τοῦτο χαλεπῶς ε”φερέ που.</text:p>
          </table:table-cell>
          <table:table-cell table:style-name="Table1.A1" office:value-type="string">
            <text:p text:style-name="P27">Bit of a nasty shock for him."</text:p>
          </table:table-cell>
        </table:table-row>
        <table:table-row table:style-name="TableLine2831095903808">
          <table:table-cell table:style-name="Table1.A1" office:value-type="string">
            <text:p text:style-name="P27">καὶ οἱ μὲν ἕτεροι ἐγέλασαν, ὁ δέ Ῥοών Τί μήν, ἔφη, ὦ Νεφέλωδες; </text:p>
          </table:table-cell>
          <table:table-cell table:style-name="Table1.A1" office:value-type="string">
            <text:p text:style-name="P27">The others laughed.<text:span text:style-name="T19"> "What about you, Neville?" said Ron.</text:span></text:p>
          </table:table-cell>
        </table:table-row>
        <table:table-row table:style-name="TableLine2831095903808">
          <table:table-cell table:style-name="Table1.A1" office:value-type="string">
            <text:p text:style-name="P27">ἀπεκρίνατο δέ ὧδε<text:span text:style-name="T19">· Ἡ</text:span> μὲν τήθη μ’ ε”θρεψε φαρμακὶς οὖσα, οἱ δ’ ἀναγκαῖοι ἐπὶ πολὺ ἐνόμιζόν με ὅλον εἶναι Μύγαλον.</text:p>
          </table:table-cell>
          <table:table-cell table:style-name="Table1.A1" office:value-type="string">
            <text:p text:style-name="P27">"Well, my gran brought me up and she's a witch," said Neville, "but the family thought I was all- Muggle for ages.</text:p>
          </table:table-cell>
        </table:table-row>
        <table:table-row table:style-name="TableLine2831095903808">
          <table:table-cell table:style-name="Table1.A1" office:value-type="string">
            <text:p text:style-name="P28">αὐτίκα γέ τοι ὁ τοῦ πάππου ἀδελφὸς Ἀλγίων ὀνόματι ἀεὶ ἤθελε φθάσαι με μαγικόν τι ποιούμενον.<text:span text:style-name="T20"> ἔωσέ με γάρ ποτε ἀπὸ τοῦ ἐν Βλάκπουλ χώματος κυματοπλήκτου ὥστε μόνον οῦ κατεποντίσθην εἷς τὸ πέλαγος.</text:span></text:p>
          </table:table-cell>
          <table:table-cell table:style-name="Table1.A1" office:value-type="string">
            <text:p text:style-name="P28">My Great Uncle Algie kept trying to catch me off my guard and force some magic out of me -- he pushed me off the end of Blackpool pier once, I nearly drowned -- but nothing happened until I was eight.</text:p>
          </table:table-cell>
        </table:table-row>
        <table:table-row table:style-name="TableLine2831095903808">
          <table:table-cell table:style-name="Table1.A1" office:value-type="string">
            <text:p text:style-name="P28">ἀλλ’ οὖν οὐδέν ἀπέβη μοι πρὶν ὀκταέτης ἐγενόμην.</text:p>
            <text:p text:style-name="P28">ὁ γὰρ Ἀλγίων περὶ δείλην ἑσπέραν παρ’ ἡμᾶς ἐλθών ποτε, ἐκ θυρίδος τινὸς ἐξεκρεμάννυ με τοῦ <text:soft-page-break/>ὑπερῴου τοῖς σφυροῖς.<text:span text:style-name="T20"> τῆς δέ γυναικὸς αὐτοῦ γλυ- κίον διδούσης ε”τυχε μεθείς.</text:span></text:p>
          </table:table-cell>
          <table:table-cell table:style-name="Table1.A1" office:value-type="string">
            <text:p text:style-name="P28">Great Uncle Algie came round for dinner, and he was hanging me out of an upstairs window by the ankles when my Great Auntie Enid offered him a <text:soft-page-break/>meringue and he accidentally let go.</text:p>
          </table:table-cell>
        </table:table-row>
        <table:table-row table:style-name="TableLine2831095903808">
          <table:table-cell table:style-name="Table1.A1" office:value-type="string">
            <text:p text:style-name="P28">ἀλλ’ ἐγὼ ἐπήδησα καθάπερ σφαῖρά τις διὰ τὸν κῆπον ε<text:span text:style-name="T20">ἰ</text:span>ς τὴν ὁδόν.</text:p>
          </table:table-cell>
          <table:table-cell table:style-name="Table1.A1" office:value-type="string">
            <text:p text:style-name="P28">But I bounced -- all the way down the garden and into the road.</text:p>
          </table:table-cell>
        </table:table-row>
        <table:table-row table:style-name="TableLine2831095903808">
          <table:table-cell table:style-name="Table1.A1" office:value-type="string">
            <text:p text:style-name="P29">καί οἱ τ’ ἄλλοι μάλ’ ἥδοντο καὶ ῆ τήθη, δακρύουσα χαρᾷ.</text:p>
          </table:table-cell>
          <table:table-cell table:style-name="Table1.A1" office:value-type="string">
            <text:p text:style-name="P28">They were all really pleased, Gran was crying, she was so happy.</text:p>
          </table:table-cell>
        </table:table-row>
        <table:table-row table:style-name="TableLine2831095903808">
          <table:table-cell table:style-name="Table1.A1" office:value-type="string">
            <text:p text:style-name="P29">εἴθ’ ὤφελες τότ’ ι’δεῖν τὰ πρόσωπα ἐκείνων ὅτε οἱ ἐνθάδε ἐγράψαντο με ἕνα τῶν μαθητῶν.<text:span text:style-name="T21"> ἐφοβοῦντο γὰρ μὴ οὐκ ἄρα μετεῖχον ἅλις τῆς μαγικῆς ὡς φοιτήσων δεῦρο, εὖ ἴσθι.</text:span></text:p>
          </table:table-cell>
          <table:table-cell table:style-name="Table1.A1" office:value-type="string">
            <text:p text:style-name="P29">And you should have seen their faces when I got in here -- they thought I might not be magic enough to come, you see.</text:p>
          </table:table-cell>
        </table:table-row>
        <table:table-row table:style-name="TableLine2831095903808">
          <table:table-cell table:style-name="Table1.A1" office:value-type="string">
            <text:p text:style-name="P29">καί μὴν ὁ Ἀλγίων οὕτως ἥσθη ὥστε πρίασθαί μοι τὴν φρύνην.</text:p>
          </table:table-cell>
          <table:table-cell table:style-name="Table1.A1" office:value-type="string">
            <text:p text:style-name="P29">Great Uncle Algie was so pleased he bought me my toad."</text:p>
          </table:table-cell>
        </table:table-row>
        <table:table-row table:style-name="TableLine2831095903808">
          <table:table-cell table:style-name="Table1.A1" office:value-type="string">
            <text:p text:style-name="P29">ἐκ δέ τῆς ἑτέρας χειρὸς ὁ Περσεὺς τέως καὶ ἡ Ἑρμιόνη διελέγ- οντο περὶ τῶν μαθημάτων.</text:p>
            <text:p text:style-name="P29">αὕτη μὲν ἔλεγεν ὡς βούλεται εὐθὺς ἄρξαι μανθανομένη· μαθητέον γὰρ τηλικαῦτα καὶ τοσαῦτα.<text:span text:style-name="T21"> </text:span>σπουδάζειν δ’ αὐτὴ περὶ ἄλλων τε πολλῶν καὶ περὶ τῆς μεταμορφώσεως.<text:span text:style-name="T21"> εἶναι γὰρ τοῦτο τὸ μεταβάλλειν τι εἰς ἄλλο τι, χαλεπώτατον ὂν δήπου. ἐκεῖνος δέ ἔλεγεν ὅτι Ἀλλ’ ἐν ἀρχῇ οὐδέν μεταβαλεῖς εἰ μὴ μικρά τινα, οἷον πυρεῖα εἷς βελόνας καὶ τὰ τοιαῦτα -</text:span></text:p>
          </table:table-cell>
          <table:table-cell table:style-name="Table1.A1" office:value-type="string">
            <text:p text:style-name="P29">On Harry's other side, Percy Weasley and Hermione were talking about lessons<text:span text:style-name="T21"> (</text:span>"I do hope they start right away, there's so much to learn, I'm particularly interested in Transfiguration, you know, turning something into something else, of course, it's supposed to be very difficult-";<text:span text:style-name="T21"> "You'll be starting small, just matches into needles and that sort of thing -- ").</text:span></text:p>
          </table:table-cell>
        </table:table-row>
        <table:table-row table:style-name="TableLine2831095903808">
          <table:table-cell table:style-name="Table1.A1" office:value-type="string">
            <text:p text:style-name="P29">ὁ δ’ “Άρειος ἥδη εὐφραινόμενος τῇ θερμότητι καὶ ὑπνώττων τι, παρέβλεψεν αὖθις πρὸς τὴν ἅνω τράπεζαν.</text:p>
          </table:table-cell>
          <table:table-cell table:style-name="Table1.A1" office:value-type="string">
            <text:p text:style-name="P29">Harry, who was starting to feel warm and sleepy, looked up at the High Table again. Hagrid was drinking deeply from his goblet.</text:p>
          </table:table-cell>
        </table:table-row>
        <table:table-row table:style-name="TableLine2831095903808">
          <table:table-cell table:style-name="Table1.A1" office:value-type="string">
            <text:p text:style-name="P30">καὶ εἶδε τὸν μὲν Ἁργριώδη πολλὰ πίνοντα ἐκ τοῦ ποτηρίου, τὴν δέ Μαγονωγαλέαν διαλεγομένην μετὰ τοῦ Διμπλοδώρου, τὸν δ ἀὖ Κίουρον, γελοῖον ἔτι δοκοῦντα ἅτε τὴν μίτραν φοροῦντα ἐκείνην, εἰς λόγους ἰέναι σοφιστῇ τινι τὰς τρίχας μελαίνας παρέχοντι καὶ λιπαράς.<text:span text:style-name="T22"> ἦν δέ οὗτος καὶ γρυπὸς καὶ ὕπωχρος.</text:span></text:p>
          </table:table-cell>
          <table:table-cell table:style-name="Table1.A1" office:value-type="string">
            <text:p text:style-name="P29">Professor McGonagall was talking to Professor Dumbledore. Professor Quirrell, in his absurd turban, was talking to a teacher with greasy black hair, a hooked nose, and sallow skin.</text:p>
          </table:table-cell>
        </table:table-row>
        <table:table-row table:style-name="TableLine2831095903808">
          <table:table-cell table:style-name="Table1.A1" office:value-type="string">
            <text:p text:style-name="P30">καί τόδε τὸ πρᾶγμα ἐξ ἀπροδοκήτου που ἐγένετο· ὁ γρυπὸς ὁ παρὰ τὴν τοῦ Κιούρου μίτραν παραβλέψας ἀτενὲς ε”λαβε τὰ τοῦ Ἁρείου ὄμματα.<text:span text:style-name="T22"> ὁ δὲ εὐθὺς συνῄδει ἑαυτῷ πολὺ ἀλγῶν τὸ μέτωπον. σφόδρα γὰρ ἐλύπησεν αὐτὸν ἡ τοῦ τραύματος ἐκείνου οὐλή.</text:span></text:p>
          </table:table-cell>
          <table:table-cell table:style-name="Table1.A1" office:value-type="string">
            <text:p text:style-name="P30">It happened very suddenly. The hook-nosed teacher looked past Quirrell's turban straight into Harry's eyes -- and a sharp, hot pain shot across the scar on Harry's forehead.</text:p>
          </table:table-cell>
        </table:table-row>
        <table:table-row table:style-name="TableLine2831095903808">
          <table:table-cell table:style-name="Table1.A1" office:value-type="string">
            <text:p text:style-name="P30">Οἴμοι, ε”φη τὴν χεῖρα πρὸς τὸ μέτωπον προσσχών.</text:p>
          </table:table-cell>
          <table:table-cell table:style-name="Table1.A1" office:value-type="string">
            <text:p text:style-name="P30">"Ouch!" Harry clapped a hand to his head.</text:p>
          </table:table-cell>
        </table:table-row>
        <table:table-row table:style-name="TableLine2831095903808">
          <table:table-cell table:style-name="Table1.A1" office:value-type="string">
            <text:p text:style-name="P30">Τί πάσχεις, ἦ δ’ ὃς ὁ Περσεύς<text:span text:style-name="T22">;</text:span></text:p>
          </table:table-cell>
          <table:table-cell table:style-name="Table1.A1" office:value-type="string">
            <text:p text:style-name="P30">"What is it?" asked Percy.</text:p>
          </table:table-cell>
        </table:table-row>
        <table:table-row table:style-name="TableLine2831095903808">
          <table:table-cell table:style-name="Table1.A1" office:value-type="string">
            <text:p text:style-name="P30">Οὐδέν, ε”φη ὁ ’Ἄρειος<text:span text:style-name="T22">.</text:span></text:p>
          </table:table-cell>
          <table:table-cell table:style-name="Table1.A1" office:value-type="string">
            <text:p text:style-name="P30">"N-nothing."</text:p>
          </table:table-cell>
        </table:table-row>
        <table:table-row table:style-name="TableLine2831095903808">
          <table:table-cell table:style-name="Table1.A1" office:value-type="string">
            <text:p text:style-name="P30"><text:s/>ἡ γοῦν λύπη αὕτη ταχέως γενομένη ὡσαύτως ἐπαύσατο.</text:p>
          </table:table-cell>
          <table:table-cell table:style-name="Table1.A1" office:value-type="string">
            <text:p text:style-name="P30">The pain had gone as quickly as it had come.</text:p>
          </table:table-cell>
        </table:table-row>
        <table:table-row table:style-name="TableLine2831095903808">
          <table:table-cell table:style-name="Table1.A1" office:value-type="string">
            <text:p text:style-name="P30">χαλεπώτερον δ’ ἦν τῴ Ἁρείῳ ἐπιλαθέσθαι τί ε”παθεν ι’δὼν τὴν ὄψιν τοῦ σοφιστοῦ ἐκείνου.</text:p>
            <text:p text:style-name="P30">οὐδέν γὰρ αὐτὸν ἥνδανε θυμῷ.</text:p>
          </table:table-cell>
          <table:table-cell table:style-name="Table1.A1" office:value-type="string">
            <text:p text:style-name="P30">Harder to shake off was the feeling Harry had gotten from the teacher's look -- a feeling that he didn't like Harry at all.</text:p>
          </table:table-cell>
        </table:table-row>
        <table:table-row table:style-name="TableLine2831095903808">
          <table:table-cell table:style-name="Table1.A1" office:value-type="string">
            <text:p text:style-name="P30">Τίς ἐστιν, ἔφη, οὑτοσὶ ὁ τῷ Κιούρῳ διαλεγόμενος; ὢν ὁ σοφιστὴς Σίναπυς.</text:p>
          </table:table-cell>
          <table:table-cell table:style-name="Table1.A1" office:value-type="string">
            <text:p text:style-name="P30">"Who's that teacher talking to Professor Quirrell?" he asked Percy.</text:p>
          </table:table-cell>
        </table:table-row>
        <table:table-row table:style-name="TableLine2831095903808">
          <table:table-cell table:style-name="Table1.A1" office:value-type="string">
            <text:p text:style-name="P30">Εἶτα τὸν Κίουρον σὺ ἤδη οἶσθα<text:span text:style-name="T22">;</text:span> </text:p>
          </table:table-cell>
          <table:table-cell table:style-name="Table1.A1" office:value-type="string">
            <text:p text:style-name="P30">"Oh, you know Quirrell already, do you?</text:p>
          </table:table-cell>
        </table:table-row>
        <text:soft-page-break/>
        <table:table-row table:style-name="TableLine2831095903808">
          <table:table-cell table:style-name="Table1.A1" office:value-type="string">
            <text:p text:style-name="P30">οὔκουν θαυμάζω γε ε<text:span text:style-name="T22">ἰ</text:span> οὕτω φοβερὸν βλέπει<text:span text:style-name="T22">·</text:span> ἐκεῖνος γὰρ τυγχάνει<text:span text:style-name="T22"> ὢν ὁ σοφιστὴς Σίναπυς. καὶ διδάσκει μὲν τὰ φίλτρα, ἀκουσίως δ’ ὅμως. ἐπιθυμεῖ γὰρ τῆς τοῦ Κιούρου πραγματείας, ὡς πολλὰ ἐπιστάμενος περὶ τῶν σκοτεινῶν δογμάτων· τοῦτο γοῦν ἴσασιν ἅπαντες, ὡς εἰπεῖν.</text:span></text:p>
          </table:table-cell>
          <table:table-cell table:style-name="Table1.A1" office:value-type="string">
            <text:p text:style-name="P30">No wonder he's looking so nervous, that's Professor Snape. He teaches Potions, but he doesn't want to --everyone knows he's after Quirrell's job.Knows an awful lot about the Dark Arts, Snape."</text:p>
          </table:table-cell>
        </table:table-row>
        <table:table-row table:style-name="TableLine2831095903808">
          <table:table-cell table:style-name="Table1.A1" office:value-type="string">
            <text:p text:style-name="P30">κα<text:span text:style-name="T22">ὶ</text:span> ὁ Ἄρειος διετήρησε τὸν Σίναπυν δι’ ὀλίγον· ὁ δ’ οὐκ ἔβλεψε πάλιν πρὸς αὐτόν.</text:p>
          </table:table-cell>
          <table:table-cell table:style-name="Table1.A1" office:value-type="string">
            <text:p text:style-name="P31">Harry watched Snape for a while, but Snape didn't look at him again.</text:p>
          </table:table-cell>
        </table:table-row>
        <table:table-row table:style-name="TableLine2831095903808">
          <table:table-cell table:style-name="Table1.A1" office:value-type="string">
            <text:p text:style-name="P31">κα<text:span text:style-name="T23">ὶ</text:span> ε<text:span text:style-name="T23">ἰ</text:span>ς τέλος τῶν τρωγαλίων ε’ν μέρει ἠφανισμένων, ὁ Διμπλόδωρος ἀνέστη μάλ’ αὖθις.<text:span text:style-name="T23"> καὶ πάντες οἱ ἐν τῷ μεγάρῳ κατεσιώπησαν.</text:span></text:p>
            <text:p text:style-name="P31"/>
          </table:table-cell>
          <table:table-cell table:style-name="Table1.A1" office:value-type="string">
            <text:p text:style-name="P31">At last, the desserts too disappeared, and Professor Dumbledore got to his feet again. The hall fell silent.</text:p>
          </table:table-cell>
        </table:table-row>
        <table:table-row table:style-name="TableLine2831095903808">
          <table:table-cell table:style-name="Table1.A1" office:value-type="string">
            <text:p text:style-name="P31">Εἶὲν, ἔφη, καί νῦν δὴ ἐπεὶ πόσιος καὶ ἐδητύος ἐξ ε”ρον ἥσθετε, θέλοιμ’ ἂν πλείονα εἰπεῖν ῥήματα.<text:span text:style-name="T23"> δεῖ γὰρ ὀλίγα ἀγγεῖλαι ὑμῖν ἀρξαμένης τῆς παιδευτικῆς περιόδου.</text:span></text:p>
          </table:table-cell>
          <table:table-cell table:style-name="Table1.A1" office:value-type="string">
            <text:p text:style-name="P31">"Ahern -- just a few more words now that we are all fed and watered. I have a few start-of-term notices to give you.</text:p>
          </table:table-cell>
        </table:table-row>
        <table:table-row table:style-name="TableLine2831095903808">
          <table:table-cell table:style-name="Table1.A1" office:value-type="string">
            <text:p text:style-name="P31">τοῦτο μὲν ἐν νῴ ἐχόντων ο<text:span text:style-name="T23">ἱ</text:span> πρωτόπειροι· ἀπόρρητόν ε’στι πᾶσι τοῖς μαθηταῖς εἰσελθεῖν εἰς τὴν ὕλην τὴν παρ’ ἡμῖν.</text:p>
          </table:table-cell>
          <table:table-cell table:style-name="Table1.A1" office:value-type="string">
            <text:p text:style-name="P31">"First years should note that the forest on the grounds is forbidden to all pupils.</text:p>
          </table:table-cell>
        </table:table-row>
        <table:table-row table:style-name="TableLine2831095903808">
          <table:table-cell table:style-name="Table1.A1" office:value-type="string">
            <text:p text:style-name="P31">καὶ ἐνίους δεῖ τῶν πρεσβυτέρων τοῦτο φυλάξαι.</text:p>
          </table:table-cell>
          <table:table-cell table:style-name="Table1.A1" office:value-type="string">
            <text:p text:style-name="P31">And a few of our older students would do well to remember that as well."</text:p>
          </table:table-cell>
        </table:table-row>
        <table:table-row table:style-name="TableLine2831095903808">
          <table:table-cell table:style-name="Table1.A1" office:value-type="string">
            <text:p text:style-name="P31">καὶ τοῖς ὄμμασιν ἤστραπτεν ἐπὶ τὼ Εὐισηλίω.</text:p>
          </table:table-cell>
          <table:table-cell table:style-name="Table1.A1" office:value-type="string">
            <text:p text:style-name="P31">Dumbledore's twinkling eyes flashed in the direction of the Weasley twins.</text:p>
          </table:table-cell>
        </table:table-row>
        <table:table-row table:style-name="TableLine2831095903808">
          <table:table-cell table:style-name="Table1.A1" office:value-type="string">
            <text:p text:style-name="P31">Καὶ ἀκούετε τοῦτο· ὁ γὰρ οἰκοφύλαξ Φήληξ ᾔτησέ με πάντας ἐπαναμιμνήσκειν τοῦδε· ἀπόρρητόν ἐστι τοῖς ἀπ’άλλου σοφιστοῦ ἐπ’ ἄλλον ιὀῦσι μαγεύειν ἐν ταῖς διαδρομαῖς.</text:p>
          </table:table-cell>
          <table:table-cell table:style-name="Table1.A1" office:value-type="string">
            <text:p text:style-name="P31">"I have also been asked by Mr. Filch, the caretaker, to remind you all that no magic should be used between classes in the corridors.</text:p>
          </table:table-cell>
        </table:table-row>
        <table:table-row table:style-name="TableLine2831095903808">
          <table:table-cell table:style-name="Table1.A1" office:value-type="string">
            <text:p text:style-name="P31">ἡ δοκιμασία γενήσεται ἡ πρὸς τὴν ἷκαροσφαιρικὴν τῇ δευτέρᾳ τῆς περιόδου ἑβδομάδι.</text:p>
          </table:table-cell>
          <table:table-cell table:style-name="Table1.A1" office:value-type="string">
            <text:p text:style-name="P31">"Quidditch trials will be held in the second week of the term.</text:p>
          </table:table-cell>
        </table:table-row>
        <table:table-row table:style-name="TableLine2831095903808">
          <table:table-cell table:style-name="Table1.A1" office:value-type="string">
            <text:p text:style-name="P31">χρὴ οὖν τοὺς βουλομένους <text:span text:style-name="T23">ἀ</text:span>γωνίζεθαι ἐν ταῖς οἰκείαις ἀγέλαις ξυγγενέσθαι τῇ Εὐχρῇ.</text:p>
          </table:table-cell>
          <table:table-cell table:style-name="Table1.A1" office:value-type="string">
            <text:p text:style-name="P31">Anyone interested in playing for their house teams should contact Madam Hooch.</text:p>
          </table:table-cell>
        </table:table-row>
        <table:table-row table:style-name="TableLine2831095903808">
          <table:table-cell table:style-name="Table1.A1" office:value-type="string">
            <text:p text:style-name="P31">καὶ τὸ τελευταῖον δεῖμ’ ἀγγεῖλαι ὅτι τῆτες ἀπόρρητός ἐστιν ἡ ἐκ δεξιᾶς διαδρομὴ ἡ ἐπὶ τοῦ τριστέγου, εἶ μή τις βούλοιτο ἀποθανεῖν τὰ ε”σχατα ἐσχάτων παθών.</text:p>
          </table:table-cell>
          <table:table-cell table:style-name="Table1.A1" office:value-type="string">
            <text:p text:style-name="P31">"And finally, I must tell you that this year, the third-floor corridor on the right-hand side is out of bounds to everyone who does not wish to die a very painful death."</text:p>
          </table:table-cell>
        </table:table-row>
        <table:table-row table:style-name="TableLine2831095903808">
          <table:table-cell table:style-name="Table1.A1" office:value-type="string">
            <text:p text:style-name="P31">μετὰ δέ ταῦτα ὀλίγοι τινές ἐγέλασαν καὶ ὁ ’Ἄρειος<text:span text:style-name="T23">.</text:span></text:p>
          </table:table-cell>
          <table:table-cell table:style-name="Table1.A1" office:value-type="string">
            <text:p text:style-name="P31">Harry laughed, but he was one of the few who did.</text:p>
          </table:table-cell>
        </table:table-row>
        <table:table-row table:style-name="TableLine2831095903808">
          <table:table-cell table:style-name="Table1.A1" office:value-type="string">
            <text:p text:style-name="P31">καὶ τῷ Περσεῖ τονθορύζων τι Μῶν, ἔφη, σπουδάζεται τοῦτο<text:span text:style-name="T23">;</text:span></text:p>
          </table:table-cell>
          <table:table-cell table:style-name="Table1.A1" office:value-type="string">
            <text:p text:style-name="P31">"He's not serious?" he muttered to Percy.</text:p>
          </table:table-cell>
        </table:table-row>
        <table:table-row table:style-name="TableLine2831095903808">
          <table:table-cell table:style-name="Table1.A1" office:value-type="string">
            <text:p text:style-name="P31">ὁ δὲ τοξοποιῶν τὰς ὀφρῦς ἐπὶ τὸν Διμπλόδωρον βλέπων ἅμα Πῶς γὰρ οὔκ; ἔφη.</text:p>
          </table:table-cell>
          <table:table-cell table:style-name="Table1.A1" office:value-type="string">
            <text:p text:style-name="P31">"Must be," said Percy, frowning at Dumbledore.</text:p>
          </table:table-cell>
        </table:table-row>
        <table:table-row table:style-name="TableLine2831095903808">
          <table:table-cell table:style-name="Table1.A1" office:value-type="string">
            <text:p text:style-name="P31">ἄτοπόν γε μὴν τοῦτο· λόγον γὰρ δίδωσι κατὰ τὸ εἰωθὸς διὰ τί οῦ θεμιτὸν ι’έναι ποι· αὐτίκα γέ τοι τὴν ὕλην θηρίων πλήρη εἶναι ἀγρίων’ ἅπαντες οῦν ἴσμεν τοῦτο.</text:p>
          </table:table-cell>
          <table:table-cell table:style-name="Table1.A1" office:value-type="string">
            <text:p text:style-name="P31">"It's odd, because he usually gives us a reason why we're not allowed to go somewhere -- the forest's full of dangerous beasts, everyone knows that.</text:p>
          </table:table-cell>
        </table:table-row>
        <table:table-row table:style-name="TableLine2831095903808">
          <table:table-cell table:style-name="Table1.A1" office:value-type="string">
            <text:p text:style-name="P31">καί μὴν τοῖς γε πρυτανεύουσιν ἔδει φράσαι, ὡς ε”μοιγε δοκεῖ.</text:p>
          </table:table-cell>
          <table:table-cell table:style-name="Table1.A1" office:value-type="string">
            <text:p text:style-name="P31">I do think he might have told us prefects, at least."</text:p>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ext:soft-page-break/>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5903808">
          <table:table-cell table:style-name="Table1.A1" office:value-type="string">
            <text:p text:style-name="Table_20_Contents"/>
            <text:p text:style-name="Table_20_Contents">ὁ δέ Διμπλόδωρος Καὶ νῦν, ἔφη, πρὶν κοιμᾶσθαι, τὸν ὕμνον ᾄδωμεν (Υογοητικόν.</text:p>
            <text:p text:style-name="Table_20_Contents">ἐν δέ τούτῳ ’Άρειος συνῄδει τῶν ἑτέρων σοφιστῶν μειδιώντων μὲν ἔτι, δοκούντων δ’ ἅμα ἧττον ἤδη εὐφραίνεσθαι.</text:p>
            <text:p text:style-name="Table_20_Contents">ἐκεῖνος δ’ ε”σεισέ τι τὴν ῥάβδον ὥσπερ θέλων μυῖαν ἐκκροῦσαι ἀπὸ τῆς ἀκωκῆς.</text:p>
            <text:p text:style-name="Table_20_Contents">καὶ ταινία μακρὰ καὶ χρυσῆ ἐκπταμένη ᾐωρήθη μετέωρος ὑπὲρ τῶν τραπεζῶν καὶ εἱλίσσετο γράμματα ποιουμένη καθάπερ ἐχίδνης σπειράματα.</text:p>
            <text:p text:style-name="Table_20_Contents">Καὶ πᾶς τις ἑλέσθω τὸ ἴδιον μέλος ὅ τι ἂν φίλτατον ᾗ εἶα.</text:p>
            <text:p text:style-name="Table_20_Contents">ὥρα γὰρ μελῳδεῖν.</text:p>
            <text:p text:style-name="Table_20_Contents">καί πάντες οἱ μαθηταὶ μυκώμενοι ἤρξαντο ὧδε· Εἴθ’ Ὑογοήτης Ὑογοητικὸς γοής ἡμᾶς διδάσκοι τοῦς ἀπαιδεύτους καλῶς, εἴπερ πονοῦμεν ἀτρίχῳ γήρως νόσῳ εἴτ’ αὖ τὰ γούναθ’ ἕλκος ἐκ πληγῶν ἔχει φρένες οὐ γάρ εἰσιν ἡμῖν νοεραί· σὺ δ’ ἐκδίδασκε τὸ παρόν γ’ ὕθλου γεμούσας φορύτου τε πληθυούσας.</text:p>
            <text:p text:style-name="Table_20_Contents">σὺ δέ δὴ σοφὸς πεφυκὼς σοφίαν δός ἡμῖν ἐσθλήν, νεότητά τ’ ἐξελαύνων κατάγων τε τάκπεσόντα.</text:p>
            <text:p text:style-name="Table_20_Contents">τὸ σὸν σύ πράσσοις· τᾶλλα πάνθ’ ἡμῖν μέλει πάντ’ ἂν μαθοῦσιν ἔστ’ ἂν ἀποσαπῄ νόος.</text:p>
            <text:p text:style-name="Table_20_Contents">καὶ ἄλλος ἄλλοτε ἐτελεύτησε τὴν ᾠδήν.</text:p>
            <text:p text:style-name="Table_20_Contents">τέλος δέ οἱ Εὐισήλιοι μόνοι ἔτι ὑμνοῦντες διετέλουν πολλῆς μετὰ βραδύτητος ὡσεὶ θρηνοῦντες.</text:p>
            <text:p text:style-name="Table_20_Contents">ᾅδοντων μέντοι ε”τι τοῦς τελευταίους στίχους ἐχειροτόνησεν ὁ Διμπλόδωρος τῇ ῥάβδῳ’ παυσαμένων δ’ ἐν πρώτοις ῆν τῶν μέγα θορυβούντων.</text:p>
            <text:p text:style-name="Table_20_Contents">ο ΠΜ οΣ ΝΕΜΗΤΗΣ 10 5 καί δακρύσας τι ’Ῑοὺ ιὀὑ τῆς μουσικῆς, ἔφη.</text:p>
            <text:p text:style-name="Table_20_Contents">μαγικὸν γάρ ε’στί τι ὑπὲρ τὰ ἐνθάδε.</text:p>
            <text:p text:style-name="Table_20_Contents">καὶ μὴν ὥρα ἐστὶ κοιμᾶσθαι.</text:p>
            <text:p text:style-name="Table_20_Contents">ε”ρρετε δῆτα.</text:p>
            <text:p text:style-name="Table_20_Contents">οἱ δέ τῶν Γρυφινδώρων πρωτόπειροι ἕσποντο τῷ Περσεῖ διὰ τῶν ἀθροιζομένων καὶ πόλλ’ ε”τι <text:soft-page-break/>λαλούντων ἡγουμένῳ ἐκ τοῦ μεγάρου καί ἀνὰ τὸν ἀναβαθμόν μαρμαρίνου.</text:p>
            <text:p text:style-name="Table_20_Contents">ὁ δ’ ’Ἀρειος ᾔσθετο τῶν σκελῶν πάλιν μολυβδίνων πως γεγενη- μένων τοῦτο δὲ νῦν δὴ ε”πασχεν ὡς πόνοις τε τρυχόμενος καὶ σίτῳ βεβυσμένος, καί οὕτως ὑπνώδης ἐγένετο ὥστ’ οὐδέν ἄτοπον ἐνόμισεν ι’δεῖν ἄλλοτε μὲν τούς ἐν ταῖς γραφαῖς ταῖς διὰ τῶν διαδρομῶν ψιθυρίζοντας τε καὶ δακτυλοδεικτοῦντας αὖτοὺς παριόντας ἄλλοτε δέ τὸν Περσέα δὶς ἄγοντα σφᾶς διὰ θυρῶν κεκρυμμένων ὄπισθε φατνωμάτων ξυλίνων ἢ παραπετασμάτων ποικίλων, καί πλείονας ἀνέβησαν ἐπὶ κλίμακας χασμώμενοι ἅμα καὶ βραδύτερον ἀεὶ βαδίζοντες.</text:p>
            <text:p text:style-name="Table_20_Contents">βουλομένου δ’ Ἁρείου πυθέσθαι ὅποσόν τι ἄπωθεν ἔτ’ ἐστὶ τὸ τέρμα τῆς ὁδοῦ, ἐξ ἀπροσδοκήτου εἱστήκεσαν.</text:p>
            <text:p text:style-name="Table_20_Contents">φάκελος γὰρ βακτηρίων μετέωρος αἰωρούμενος ἐναντίον ἐκείνων προσέβαλλε τῴ Περσεῖ βαδίζοντι ἐπ’ αὐτόν.</text:p>
            <text:p text:style-name="Table_20_Contents">ὁ δέ πρὸς οῦς τοῖς πρωτοπείροις λέγων Ποιφύκτης γάρ ἐστιν, ἔφη, δαιμόνιον φαῦλον.</text:p>
            <text:p text:style-name="Table_20_Contents">καὶ μείζονι τῇ φωνῇ Ὦ Ποίφυκτα, προφαίνου.</text:p>
            <text:p text:style-name="Table_20_Contents">ἐρυγμὸν δέ τινα μέγαν ἀντ’ ἀποκρίσεως παρ’ αὐτοῦ ἥκουσαν καθάπερ πνεῦμα ε’κπνοούμενον ἀπ’ ἀσκοῦ πεφυσημένου.</text:p>
            <text:p text:style-name="Table_20_Contents">Ἠ θέλεις με μετελθεῖν τὸν Βαρόνον Αἶματοσταγῆ; κᾶπειτα ψόφον ἀκούσαντες μικρόν τινα κατὰ πρόσωπον εἶδον ἀνθρωπίσκον μετέωρον ὀκλάζοντα καὶ τῶν βακτηρίων λαμβανόμενον.</text:p>
            <text:p text:style-name="Table_20_Contents">ὁ δέ μαστιγίας ἐδόκει εἶναι μέλανάς τε παρέχων τοὺς ὀφθαλμοὺς καὶ εὐρὺ τὸ στόμα.</text:p>
            <text:p text:style-name="Table_20_Contents">καῖ μάλα σαρδάνιον ἀνακαγχάσας Μορμώ, ε”φη βοῶν, μορμὼ τῆς πρωτοπειρίας, ὦ βρεφύλλια.</text:p>
            <text:p text:style-name="Table_20_Contents">ῶ τοῦ γέλωτος.</text:p>
            <text:p text:style-name="Table_20_Contents">κατασκήπτοντος δ’ ἀέλπτως εἰς ἐκείνους, πάντες δέει κάτω ε”νευσαν.</text:p>
            <text:p text:style-name="Table_20_Contents">ὁ δέ Περσεὺς γρύζων τι Οὐκ ἐς κόρακας, ἔφη, ἐρρήσεις, ὦ Ποίφυκτα; ἐὰν δέ μή, ἦ κάρθ’ ὁ Βαρόνος ἀκούσεται· οὐ γὰρ μάτην λέγω.</text:p>
            <text:p text:style-name="Table_20_Contents">ἐκεῖνος δέ γλῶτταν ἐξώσας ἠφανίσθη, τὰ βακτήρια μεθεὶς ἅμα εἶς τὴν τοῦ Νεφελώδους κεφαλήν.</text:p>
            <text:p text:style-name="Table_20_Contents">ἥκουσαν δ’ αὐτοῦ ἀπᾴττοντος· ε”σειε γὰρ τὰς πανοπλίας παριών.</text:p>
            <text:p text:style-name="Table_20_Contents">πορευομένοις δ’ αὖθις ὁ Περσεύς Δεῖ γὰρ οὖν, ἔφη, εὐλαβεῖσθαι τὸν Ποιφύκτην.</text:p>
            <text:p text:style-name="Table_20_Contents">ὁ γὰρ Βαρόνος Αἱματοσταγὴς μόνος οἷός τ’ </text:p>
            <text:p text:style-name="Table_20_Contents"/>
            <text:p text:style-name="Table_20_Contents"/>
            <text:p text:style-name="Table_20_Contents"><text:soft-page-break/></text:p>
            <text:p text:style-name="Table_20_Contents">ἐστι 1 06 ΑΡΕιοΣ Πο ΤΗΡ κατέχειν αὐτόν, ὅς γ’ οὐκ ἐθέλει εἰσακούειν που ἡμῶν τῶν πρυτ- άνεων.</text:p>
            <text:p text:style-name="Table_20_Contents">ἀλλ’ οὖν ἀφίγμεθα.</text:p>
            <text:p text:style-name="Table_20_Contents">καὶ ἐπ’ ε”σχατα τῆς διαδρομῆς ἦν ι’δεῖν εἰκόνα ἐν ᾗ γέγραπται γυνὴ παχυτάτη οὖσα καὶ φοινικῆν ἠμφιεσμένη στολήν.</text:p>
            <text:p text:style-name="Table_20_Contents">καὶ αὕτη ξύνθημα ἀπῄτησεν αὐτούς, τοῦ δέ Περσέως ῥωμαϊκῶς Δράκοντος κεφαλή λέξαντος, ἡ εἰκὼν πρόσω ἔρρεπε.</text:p>
            <text:p text:style-name="Table_20_Contents">καὶ ὀπὴν εἶδόν τινα κυκλοτερῆ ἐν τῷ τοίχῳ φανεῖσαν.</text:p>
            <text:p text:style-name="Table_20_Contents">πάντες οὖν διέβησαν καῖ ὁ Νεφελώδης, ὠφελείας δεησ- άμενος ἅτε οὐ δεινὸς ὢν ἀναρριχᾶσθαι.</text:p>
            <text:p text:style-name="Table_20_Contents">καί ε”τυχον ἐν τῷ τῶν Γρυφιν- δώρων κοινείῳ γεγενημένοι· ἦν δέ τοῦτο τὸ οἰκοδόμημα κυκλοτ- ερές καὶ πάνυ εἷς τὸ τρυφερὸν τεταγμένον, πολλῶν ἐνουσῶν κλίνων εὐστρώτων.</text:p>
            <text:p text:style-name="Table_20_Contents">καί δι’ ἐτέρας μὲν θύρας ταῖς παρθένοις ἡγήσατο ὁ Περσεὺς εἷς θάλαμον, δι’ ἑτέρας δέ τοῖς κόροις.</text:p>
            <text:p text:style-name="Table_20_Contents">ἐν δ’ ἄκρᾳ κλίμακι ἑλικοειδεῖ- δῆλοι γὰρ ἦσαν ἐν ἄκρῳ γενόμενοι τῴ πύργῳ - τελευταῖοι ηὗρον τὰς κοίτας πέντε γὰρ ἦσαν στύλους ε”χουσαι τέτταρας καὶ ὁλοσηρικὰ παραπετάσματα φοινικοβαφῆ.</text:p>
            <text:p text:style-name="Table_20_Contents">αἶ δέ κιβωτοὶ ἤδη εἶσεκομίσθησαν.</text:p>
            <text:p text:style-name="Table_20_Contents">ὡς δ’ εἷς τοσοῦτο κατατετριμμένοι οὐκ ἐπὶ πολὺ διαλεχθέντες μετ’ ἀλλήλων ἐνεδύσαντο τὰ νυκτερινὰ καὶ εἷς κοίτας ἔπεσον.</text:p>
            <text:p text:style-name="Table_20_Contents">ὁ δέ Ῥοὼν τονθορύζων διὰ τῶν παραπετασμάτων τῷ Ἁρείῳ Ἆρ’ οὐκ, ἔφη, καλὰ τὰ βρώματα,· ἀλλ’ ἐς κόρακας, ὦ Σκαβρέ.</text:p>
            <text:p text:style-name="Table_20_Contents">τρώγει γὰρ τὰ ἐμὰ στρώματα.</text:p>
            <text:p text:style-name="Table_20_Contents">ὁ δ’ Ἄρειος ἐν νῲ μέν εἶχεν αι’τεῖν τὸν Ῥοῶνα εἴ τι γέγευσαι τοῦ μελιπήκτου, εἷς δ’ ὕπνον εὐθὺς ἔπεσεν.</text:p>
            <text:p text:style-name="Table_20_Contents">καὶ ἴσως διὰ τὸ λίαν βεβρωκέναι ἐνύπνιον εἶδεν ἀτοπώτατον δή.</text:p>
            <text:p text:style-name="Table_20_Contents">ἐφόρει γὰρ τὴν τοῦ Κιούρου μίτραν, καὶ αὕτη ε”φασκε δεῖν αὐτὸν κατὰ τὸ πεπρωμένον μεταστῆναι εὐθὺς πρὸς τοὺς Σλυθηρίνους.</text:p>
            <text:p text:style-name="Table_20_Contents">τῇ δέ μίτρᾳ οὐκ ἔφη βούλεσθαι εἷς τοὺς Σλυθηρίνους τελεῖν· βαρυτέραν δέ ταύτην ἀεὶ γιγνομένην ηὗρεν ὥστε ὅσῳ ἐπεχείρησε ταλαίπωρος ἐκδῦναι τόσῳ βεβαιότερον στεφανοῦσθαι ἔδοξεν.</text:p>
            <text:p text:style-name="Table_20_Contents">καὶ μὴν ι’δοὺ ὁ Δράκων τοῦτο μέν ε”σκωπτεν αὐτὸν τέως ἀγωνιζόμενον, τοῦτο δέ καὶ μετέστη Σίναπυς γενόμενος, ὁ γρυπὸς ἐκεῖνος σοφιστής· ὁ δ’ ἐγέλα ἤδη λιγὺ καὶ πικρὸν ἐπ’ αὐτῷ.</text:p>
            <text:p text:style-name="Table_20_Contents"><text:soft-page-break/>κᾶπειτα φῶς τι χλοαυγὲς ἐγένετο, καὶ ὁ ’Ἁρειος ἐξήγρετο, ἱδρῶν ἅμα τε καὶ φρίττων.</text:p>
            <text:p text:style-name="Table_20_Contents">ἀλλ’ οὖν περιστρεψάμενος πάλιν εἷς ὕπνον ἔπεσε.</text:p>
            <text:p text:style-name="Table_20_Contents">τῇ δ’ ἐπιούσῃ ἐγρηγορὼς οῦδέν ἐμέμνητο τοῦ ἐνυπνίου.</text:p>
          </table:table-cell>
          <table:table-cell table:style-name="Table1.A1" office:value-type="string">
            <text:p text:style-name="Table_20_Contents"/>
            <text:p text:style-name="Table_20_Contents">"And now, before we go to bed, let us sing the school song!" cried Dumbledore. Harry noticed that the other teachers' smiles had become rather fixed.</text:p>
            <text:p text:style-name="Table_20_Contents">Dumbledore gave his wand a little flick, as if he was trying to get a fly off the end, and a long golden ribbon flew out of it, which rose high above the tables and twisted itself, snakelike, into words.</text:p>
            <text:p text:style-name="Table_20_Contents">"Everyone pick their favorite tune," said Dumbledore, "and off we go!"</text:p>
            <text:p text:style-name="Table_20_Contents">And the school bellowed: "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text:p>
            <text:p text:style-name="Table_20_Contents">Everybody finished the song at different times. At last, only the Weasley twins were left singing along to a very slow funeral march.</text:p>
            <text:p text:style-name="Table_20_Contents">Dumbledore conducted their last few lines with his wand and when they had finished, he was one of those who clapped loudest.</text:p>
            <text:p text:style-name="Table_20_Contents">"Ah, music," he said, wiping his eyes. "A magic beyond all we do here! And now, bedtime. Off you trot!"</text:p>
            <text:p text:style-name="Table_20_Contents">The Gryffindor first years followed Percy through the chattering crowds, out of the Great Hall, and up the marble staircase. Harry's legs were like lead again, but only because he was so tired and full of food. He was too sleepy even to be surprised that the people in the portraits along the corridors whispered and pointed as they passed, or that twice Percy led them through doorways hidden behind sliding panels and hanging tapestries. They climbed more staircases, yawning and dragging their feet, and Harry was just wondering how much farther they had to go when they came to a sudden halt.</text:p>
            <text:p text:style-name="Table_20_Contents"><text:soft-page-break/>A bundle of walking sticks was floating in midair ahead of them, and as Percy took a step toward them they started throwing themselves at him.</text:p>
            <text:p text:style-name="Table_20_Contents">"Peeves," Percy whispered to the first years. "A poltergeist." He raised his voice, "Peeves -- show yourself"</text:p>
            <text:p text:style-name="Table_20_Contents">A loud, rude sound, like the air being let out of a balloon, answered.</text:p>
            <text:p text:style-name="Table_20_Contents">"Do you want me to go to the Bloody Baron?"</text:p>
            <text:p text:style-name="Table_20_Contents">There was a pop, and a little man with wicked, dark eyes and a wide mouth appeared, floating cross- legged in the air, clutching the walking sticks.</text:p>
            <text:p text:style-name="Table_20_Contents">"Oooooooh!" he said, with an evil cackle. "Ickle Firsties! What fun!"</text:p>
            <text:p text:style-name="Table_20_Contents">He swooped suddenly at them. They all ducked.</text:p>
            <text:p text:style-name="Table_20_Contents">"Go away, Peeves, or the Baron'll hear about this, I mean it!" barked Percy.</text:p>
            <text:p text:style-name="Table_20_Contents">Peeves stuck out his tongue and vanished, dropping the walking sticks on Neville's head. They heard him zooming away, rattling coats of armor as he passed.</text:p>
            <text:p text:style-name="Table_20_Contents">"You want to watch out for Peeves," said Percy, as they set off again.</text:p>
            <text:p text:style-name="Table_20_Contents">"The Bloody Baron's the only one who can control him, he won't even listen to us prefects. Here we are."</text:p>
            <text:p text:style-name="Table_20_Contents">At the very end of the corridor hung a portrait of a very fat woman in a pink silk dress.</text:p>
            <text:p text:style-name="Table_20_Contents">"Password?" she said. "Caput Draconis," said Percy, and the portrait swung forward to reveal a round hole in the wall. They all scrambled through it -- Neville needed a leg up -- and found themselves in the Gryffindor common room, a cozy, round room full of squashy armchairs.</text:p>
            <text:p text:style-name="Table_20_Contents">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text:p>
            <text:p text:style-name="Table_20_Contents">" Great food, isn't it?" Ron muttered to Harry through the hangings.</text:p>
            <text:p text:style-name="Table_20_Contents">"Get off, Scabbers! He's chewing my sheets."</text:p>
            <text:p text:style-name="Table_20_Contents">Harry was going to ask Ron if he'd had any of the treacle tart, but he fell asleep almost at once.</text:p>
            <text:p text:style-name="Table_20_Contents">Perhaps Harry had eaten a bit too much, because he had a very strange dream. He was wearing <text:soft-page-break/>Professor Quirrell's turban, which kept talking to him, telling him he must transfer to Slytherin at once, because it was his destiny. 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text:p>
            <text:p text:style-name="Table_20_Contents">He rolled over and fell asleep again, and when he woke next day, he didn't remember the dream at all.</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6T15:08:17.520000000</meta:creation-date>
    <dc:date>2023-09-08T21:59:14.002000000</dc:date>
    <meta:editing-duration>PT37M15S</meta:editing-duration>
    <meta:editing-cycles>11</meta:editing-cycles>
    <meta:generator>LibreOffice/7.1.5.2$Windows_X86_64 LibreOffice_project/85f04e9f809797b8199d13c421bd8a2b025d52b5</meta:generator>
    <meta:document-statistic meta:table-count="1" meta:image-count="0" meta:object-count="0" meta:page-count="17" meta:paragraph-count="537" meta:word-count="9063" meta:character-count="53060" meta:non-whitespace-character-count="44508"/>
  </office:meta>
</office:document-meta>
</file>